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fo:background-color="#ffffff">
        <style:background-image/>
      </style:table-properties>
    </style:style>
    <style:style style:name="Tabla1.A" style:family="table-column">
      <style:table-column-properties style:column-width="2.633cm"/>
    </style:style>
    <style:style style:name="Tabla1.B" style:family="table-column">
      <style:table-column-properties style:column-width="1.863cm"/>
    </style:style>
    <style:style style:name="Tabla1.C" style:family="table-column">
      <style:table-column-properties style:column-width="12.504cm"/>
    </style:style>
    <style:style style:name="Tabla1.A1" style:family="table-cell">
      <style:table-cell-properties style:vertical-align="middle" fo:padding-left="0cm" fo:padding-right="0cm" fo:padding-top="0cm" fo:padding-bottom="0.212cm" fo:border-left="none" fo:border-right="none" fo:border-top="none" fo:border-bottom="1.5pt solid #dddddd"/>
    </style:style>
    <style:style style:name="Tabla1.A2" style:family="table-cell">
      <style:table-cell-properties style:vertical-align="middle" fo:padding-left="0cm" fo:padding-right="0cm" fo:padding-top="0.212cm" fo:padding-bottom="0cm" fo:border-left="none" fo:border-right="none" fo:border-top="0.05pt solid #dddddd" fo:border-bottom="none"/>
    </style:style>
    <style:style style:name="Tabla2" style:family="table">
      <style:table-properties style:width="17cm" table:align="left" fo:background-color="#ffffff">
        <style:background-image/>
      </style:table-properties>
    </style:style>
    <style:style style:name="Tabla2.A" style:family="table-column">
      <style:table-column-properties style:column-width="3.141cm"/>
    </style:style>
    <style:style style:name="Tabla2.B" style:family="table-column">
      <style:table-column-properties style:column-width="2.018cm"/>
    </style:style>
    <style:style style:name="Tabla2.C" style:family="table-column">
      <style:table-column-properties style:column-width="11.841cm"/>
    </style:style>
    <style:style style:name="Tabla2.A1" style:family="table-cell">
      <style:table-cell-properties style:vertical-align="middle" fo:padding-left="0cm" fo:padding-right="0cm" fo:padding-top="0cm" fo:padding-bottom="0.212cm" fo:border-left="none" fo:border-right="none" fo:border-top="none" fo:border-bottom="1.5pt solid #dddddd"/>
    </style:style>
    <style:style style:name="Tabla2.A2" style:family="table-cell">
      <style:table-cell-properties style:vertical-align="middle" fo:padding-left="0cm" fo:padding-right="0cm" fo:padding-top="0.212cm" fo:padding-bottom="0cm" fo:border-left="none" fo:border-right="none" fo:border-top="0.05pt solid #dddddd" fo:border-bottom="none"/>
    </style:style>
    <style:style style:name="Tabla3" style:family="table">
      <style:table-properties style:width="17cm" table:align="left" fo:background-color="#ffffff">
        <style:background-image/>
      </style:table-properties>
    </style:style>
    <style:style style:name="Tabla3.A" style:family="table-column">
      <style:table-column-properties style:column-width="2.81cm"/>
    </style:style>
    <style:style style:name="Tabla3.B" style:family="table-column">
      <style:table-column-properties style:column-width="4.364cm"/>
    </style:style>
    <style:style style:name="Tabla3.C" style:family="table-column">
      <style:table-column-properties style:column-width="9.827cm"/>
    </style:style>
    <style:style style:name="Tabla3.A1" style:family="table-cell">
      <style:table-cell-properties style:vertical-align="middle" fo:padding-left="0cm" fo:padding-right="0cm" fo:padding-top="0cm" fo:padding-bottom="0.212cm" fo:border-left="none" fo:border-right="none" fo:border-top="none" fo:border-bottom="1.5pt solid #dddddd"/>
    </style:style>
    <style:style style:name="Tabla3.A2" style:family="table-cell">
      <style:table-cell-properties style:vertical-align="middle" fo:padding-left="0cm" fo:padding-right="0cm" fo:padding-top="0.212cm" fo:padding-bottom="0cm" fo:border-left="none" fo:border-right="none" fo:border-top="0.05pt solid #dddddd" fo:border-bottom="none"/>
    </style:style>
    <style:style style:name="Tabla4" style:family="table">
      <style:table-properties style:width="17cm" table:align="left" fo:background-color="#ffffff">
        <style:background-image/>
      </style:table-properties>
    </style:style>
    <style:style style:name="Tabla4.A" style:family="table-column">
      <style:table-column-properties style:column-width="2.88cm"/>
    </style:style>
    <style:style style:name="Tabla4.B" style:family="table-column">
      <style:table-column-properties style:column-width="4.505cm"/>
    </style:style>
    <style:style style:name="Tabla4.C" style:family="table-column">
      <style:table-column-properties style:column-width="9.615cm"/>
    </style:style>
    <style:style style:name="Tabla4.A1" style:family="table-cell">
      <style:table-cell-properties style:vertical-align="middle" fo:padding-left="0cm" fo:padding-right="0cm" fo:padding-top="0cm" fo:padding-bottom="0.212cm" fo:border-left="none" fo:border-right="none" fo:border-top="none" fo:border-bottom="1.5pt solid #dddddd"/>
    </style:style>
    <style:style style:name="Tabla4.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2"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3"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4"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5" style:family="paragraph" style:parent-style-name="Table_20_Contents">
      <style:paragraph-properties fo:margin-left="0cm" fo:margin-right="0cm" fo:line-height="142%" fo:text-indent="0cm" style:auto-text-indent="false"/>
    </style:style>
    <style:style style:name="P6" style:family="paragraph" style:parent-style-name="Table_20_Contents">
      <style:paragraph-properties fo:margin-left="0cm" fo:margin-right="0cm" fo:margin-top="0cm" fo:margin-bottom="0.265cm" style:contextual-spacing="false" fo:line-height="142%" fo:text-indent="0cm" style:auto-text-indent="false"/>
    </style:style>
    <style:style style:name="P7" style:family="paragraph" style:parent-style-name="Table_20_Contents">
      <style:paragraph-properties fo:margin-left="0.053cm" fo:margin-right="0.053cm" fo:margin-top="0cm" fo:margin-bottom="0.265cm" style:contextual-spacing="false" fo:line-height="142%" fo:text-indent="0cm" style:auto-text-indent="false"/>
    </style:style>
    <style:style style:name="P8" style:family="paragraph" style:parent-style-name="Table_20_Contents">
      <style:paragraph-properties fo:line-height="142%"/>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margin-top="0cm" fo:margin-bottom="0.265cm" style:contextual-spacing="false"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list-style-name="L1">
      <style:paragraph-properties fo:margin-left="0cm" fo:margin-right="0cm" fo:margin-top="0cm" fo:margin-bottom="0.265cm" style:contextual-spacing="false" fo:text-indent="0cm" style:auto-text-indent="false"/>
    </style:style>
    <style:style style:name="P15" style:family="paragraph" style:parent-style-name="Text_20_body" style:list-style-name="L3">
      <style:paragraph-properties fo:margin-left="0cm" fo:margin-right="0cm" fo:margin-top="0cm" fo:margin-bottom="0.265cm" style:contextual-spacing="false" fo:text-indent="0cm" style:auto-text-indent="false"/>
    </style:style>
    <style:style style:name="P16" style:family="paragraph" style:parent-style-name="Text_20_body" style:list-style-name="L4">
      <style:paragraph-properties fo:margin-left="0cm" fo:margin-right="0cm" fo:margin-top="0cm" fo:margin-bottom="0.265cm" style:contextual-spacing="false" fo:text-indent="0cm" style:auto-text-indent="false"/>
    </style:style>
    <style:style style:name="P17" style:family="paragraph" style:parent-style-name="Text_20_body" style:list-style-name="L8">
      <style:paragraph-properties fo:margin-left="0cm" fo:margin-right="0cm" fo:margin-top="0cm" fo:margin-bottom="0.265cm" style:contextual-spacing="false" fo:text-indent="0cm" style:auto-text-indent="false"/>
    </style:style>
    <style:style style:name="P18" style:family="paragraph" style:parent-style-name="Text_20_body" style:list-style-name="L9">
      <style:paragraph-properties fo:margin-left="0cm" fo:margin-right="0cm" fo:margin-top="0cm" fo:margin-bottom="0cm" style:contextual-spacing="false" fo:text-indent="0cm" style:auto-text-indent="false"/>
    </style:style>
    <style:style style:name="P19" style:family="paragraph" style:parent-style-name="Text_20_body" style:list-style-name="L9">
      <style:paragraph-properties fo:margin-left="0cm" fo:margin-right="0cm" fo:margin-top="0cm" fo:margin-bottom="0.265cm" style:contextual-spacing="false" fo:text-indent="0cm" style:auto-text-indent="false"/>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729fcf" loext:opacity="100%"/>
    </style:style>
    <style:style style:name="T4" style:family="text">
      <style:text-properties loext:padding-left="0.397cm" loext:padding-right="0cm" loext:padding-top="0.397cm" loext:padding-bottom="0.397cm" loext:border-left="0.06pt solid #ebccd1" loext:border-right="none" loext:border-top="0.06pt solid #ebccd1" loext:border-bottom="0.06pt solid #ebccd1"/>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4: Crear un nuevo usuario</text:p>
      <text:h text:style-name="Heading_20_2" text:outline-level="2">14.1 Introducción</text:h>
      <text:p text:style-name="P12">En el capítulo anterior viste que la información de la cuenta de usuario se almacena en el archivo <text:span text:style-name="Source_20_Text"><text:span text:style-name="T1">/etc/passwd</text:span></text:span> y la información de autenticación de usuario (datos de la contraseña) se almacena en el archivo <text:span text:style-name="Source_20_Text"><text:span text:style-name="T1">/etc/shadow</text:span></text:span>. La creación de un nuevo usuario puede lograrse añadiendo una nueva línea manualmente a cada uno de estos archivos, pero generalmente no es la técnica recomendada. Mediante el uso de un comando adecuado para agregar un nuevo usuario, estos archivos pueden ser modificados automáticamente y de forma segura. Si fueras a modificar manualmente estos archivos, corres el riesgo de cometer un error que podría impedir el acceso normal de todos los usuarios.</text:p>
      <text:p text:style-name="P12">En algunas distribuciones, creando una nueva cuenta de usuario automáticamente se crea una cuenta de grupo para el usuario, llamado un <text:span text:style-name="Variable">Grupo Privado de Usuario</text:span> (UPG «User Private Group» en inglés). En estos sistemas, el grupo y nombre de usuario serían los mismos y el único miembro de este nuevo grupo sería el nuevo usuario.</text:p>
      <text:p text:style-name="P12">Para las distribuciones que no crean un UPG, los nuevos usuarios reciben el grupo de "users" («usuarios» en español) como su grupo primario. El administrador puede crear manualmente cuentas de grupo que sean privadas para el usuario, pero es más común que el administrador cree grupos para varios usuarios que deben colaborar. Las cuentas de usuario pueden ser modificadas en cualquier momento para agregar o quitar membresías de cuenta de grupo, pero los usuarios deben pertenecer por lo menos a un grupo para usarlo como su grupo primario.</text:p>
      <text:p text:style-name="P12">Antes de empezar a crear los usuarios, debes planear cómo vas a utilizar los grupos. Los usuarios pueden crearse con membresías en grupos que ya existen o los usuarios existentes pueden ser modificados para tener membresías en grupos existentes.</text:p>
      <text:p text:style-name="P12">Si ya tienes previsto qué usuarios y grupos quieres crear, es más eficiente primero crear sus grupos y después crear los usuarios con sus pertenencias a grupos. Por otra parte, si creas primero tus usuarios, y luego sus grupos, necesitarás un paso extra para modificar los usuarios para que sean miembros de sus grupos.</text:p>
      <text:p text:style-name="Text_20_body"><text:line-break/></text:p>
      <text:h text:style-name="Heading_20_2" text:outline-level="2">14.2 Crear un Grupo</text:h>
      <text:p text:style-name="P12">La razón más común para crear un grupo es que los usuarios puedan compartir archivos. Un ejemplo de esto podría ser cuando hay varias personas trabajando juntas en el mismo proyecto y necesitan colaborar en documentos almacenados en archivos para el proyecto. En este escenario, el administrador puede hacer a estas personas miembros de un grupo común, cambiar la propiedad del directorio al nuevo grupo y establecer permisos en el directorio que sólo permitirá a los miembros del grupo acceder a los archivos.</text:p>
      <text:p text:style-name="P12"><text:soft-page-break/>Después de crear o modificar un grupo, puedes verificar los cambios mediante la visualización de la información de configuración del grupo en el archivo <text:span text:style-name="Source_20_Text"><text:span text:style-name="T1">/etc/group</text:span></text:span> con el comando <text:span text:style-name="Source_20_Text"><text:span text:style-name="T1">grep</text:span></text:span>. Si trabajas con los servicios de autenticación de red, entonces el comando <text:span text:style-name="Source_20_Text"><text:span text:style-name="T1">getent</text:span></text:span> puede mostrar los grupos locales y en la red. Para uso local, estos comandos muestran el mismo resultado, en este caso para el grupo de root:</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root /etc/group</text:p>
      <text:p text:style-name="P2"><text:span text:style-name="Variable">root:x:0:</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etent group root</text:p>
      <text:p text:style-name="P1"><text:span text:style-name="Variable">root:x:0:</text:span></text:p>
      <text:p text:style-name="P12">El comando <text:span text:style-name="Source_20_Text"><text:span text:style-name="T1">groupadd</text:span></text:span> puede ser ejecutado por el usuario root para crear un nuevo grupo. El comando requiere solamente el nombre del grupo que se creará. La opción <text:span text:style-name="Source_20_Text"><text:span text:style-name="T1">-g</text:span></text:span> puede utilizarse para especificar un <text:span text:style-name="Source_20_Text"><text:span text:style-name="T1">id</text:span></text:span> de grupo para el grupo nuevo:</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oupadd -g 506 research</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research /etc/group</text:p>
      <text:p text:style-name="P1"><text:span text:style-name="Variable">research:x:506:</text:span></text:p>
      <text:p text:style-name="P12">Si no se proporciona la opción <text:span text:style-name="Source_20_Text"><text:span text:style-name="T1">-g</text:span></text:span>, el comando <text:span text:style-name="Source_20_Text"><text:span text:style-name="T1">groupadd</text:span></text:span> proporcionará automáticamente un GID para el grupo nuevo. Para lograr esto, el comando <text:span text:style-name="Source_20_Text"><text:span text:style-name="T1">groupadd</text:span></text:span> ve el archivo <text:span text:style-name="Source_20_Text"><text:span text:style-name="T1">/etc/group</text:span></text:span> y utiliza un número que es de un valor mayor que el mayor número GID actual. La ejecución de los comandos siguientes ilustra esto:</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research /etc/group</text:p>
      <text:p text:style-name="P2"><text:span text:style-name="Variable">research:x:506:</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oupadd development</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development /etc/group</text:p>
      <text:p text:style-name="P1"><text:span text:style-name="Variable">development:x:507:</text:span></text:p>
      <text:h text:style-name="Heading_20_2" text:outline-level="2">14.2.1 Consideraciones para el ID de Grupo</text:h>
      <text:p text:style-name="P12">En algunas distribuciones de Linux, particularmente las basadas en Red Hat, cuando se crea un ID de usuario (UID), también se crea un grupo privado de usuario (UPG) con ese usuario como único miembro. En estas distribuciones, el UID del usuario y el id de grupo privado deben coincidir (tener el mismo número).</text:p>
      <text:p text:style-name="P12">Por lo tanto, no debes crear los GIDs en los mismos rangos numéricos donde se espera crear identificadores de usuario (UIDs), con el fin de evitar un conflicto entre un GID creado frente a un número UPG que se crea para que coincida con un UID.</text:p>
      <text:p text:style-name="P12">Recuerda que los GID bajo 500 están reservados para uso del sistema. Puede haber ocasiones en las que quieras asignar un GID menor de 500. Para lograr esto, utiliza <text:span text:style-name="Source_20_Text"><text:span text:style-name="T1">-r</text:span></text:span>. La opción <text:span text:style-name="Source_20_Text"><text:span text:style-name="T1">-r</text:span></text:span> asignará un GID al nuevo grupo que será menor que el estándar más bajo de UID:</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oupadd -r sales</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etent group sales </text:p>
      <text:p text:style-name="P1"><text:span text:style-name="Variable">sales:x:491:</text:span></text:p>
      <text:h text:style-name="Heading_20_2" text:outline-level="2"><text:soft-page-break/>14.2.2 Consideraciones para Nombrar un Grupo</text:h>
      <text:p text:style-name="P12">Seguir estas directrices para los nombres de grupo te ayudará a seleccionar un nombre de grupo que sea portable (funcione correctamente con otros sistemas o servicios):</text:p>
      <text:list text:style-name="L1">
        <text:list-item>
          <text:p text:style-name="P14">El primer carácter del nombre debe ser un guión bajo <text:span text:style-name="Source_20_Text"><text:span text:style-name="T1">_</text:span></text:span> o un carácter alfabético en minúsculas <text:span text:style-name="Source_20_Text"><text:span text:style-name="T1">a-z</text:span></text:span>.</text:p>
        </text:list-item>
        <text:list-item>
          <text:p text:style-name="P14">En la mayoría de las distribuciones de Linux se permite hasta 32 caracteres, pero usar más de 16 puede ser problemático, ya que algunas distribuciones no pueden aceptar más de 16.</text:p>
        </text:list-item>
        <text:list-item>
          <text:p text:style-name="P14">Después del primer carácter, los caracteres restantes pueden ser alfanuméricos, un guión <text:span text:style-name="Source_20_Text"><text:span text:style-name="T1">-</text:span></text:span> o un guión bajo <text:span text:style-name="Source_20_Text"><text:span text:style-name="T1">_</text:span></text:span>.</text:p>
        </text:list-item>
        <text:list-item>
          <text:p text:style-name="P14">El último carácter no debe ser un guión <text:span text:style-name="Source_20_Text"><text:span text:style-name="T1">-</text:span></text:span>.</text:p>
        </text:list-item>
      </text:list>
      <text:p text:style-name="P13"><text:span text:style-name="T4">Lamentablemente estas pautas no se aplican siempre. El problema no es que el comando </text:span><text:span text:style-name="Source_20_Text"><text:span text:style-name="T1">groupadd</text:span></text:span><text:span text:style-name="T4"> fracase, sino que otros comandos o servicios del sistema no funcionen correctamente.</text:span></text:p>
      <text:h text:style-name="Heading_20_2" text:outline-level="2">14.3 Modificar un Grupo</text:h>
      <text:p text:style-name="P12">El comando <text:span text:style-name="Source_20_Text"><text:span text:style-name="T1">groupmod</text:span></text:span> se puede utilizar para cambiar el nombre del grupo (con la opción <text:span text:style-name="Source_20_Text"><text:span text:style-name="T1">-n</text:span></text:span>) o cambiar el GID (con la opción <text:span text:style-name="Source_20_Text"><text:span text:style-name="T1">-g</text:span></text:span>) para el grupo.</text:p>
      <text:p text:style-name="P11"><text:span text:style-name="Strong_20_Emphasis"><text:span text:style-name="T4">ADVERTENCIA</text:span></text:span><text:span text:style-name="T4">: Cambiar el nombre del grupo puede causar confusión para los usuarios que estaban familiarizados con el antiguo nombre y no hayan sido informados del nombre nuevo. Sin embargo, cambiar el nombre del grupo no causará problemas con el acceso a los archivos, ya que los archivos son propiedad del GID, no de los nombres de grupo. Por ejemplo:</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l index.html</text:p>
      <text:p text:style-name="P4">-rw-r-----. 1 root sales 0 Aug <text:s/>1 13:21 index.html</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oupmod -n clerks sales</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l index.html</text:p>
      <text:p text:style-name="P3">-rw-r-----. 1 root clerks 0 Aug <text:s/>1 13:21 index.html</text:p>
      <text:p text:style-name="P12">Después del comando <text:span text:style-name="Source_20_Text"><text:span text:style-name="T1">groupmod</text:span></text:span> anterior, el archivo <text:span text:style-name="Source_20_Text"><text:span text:style-name="T1">index.html</text:span></text:span> tiene un nombre de propietario de grupo diferente. Sin embargo, todos los usuarios que estaban en el grupo <text:span text:style-name="Source_20_Text"><text:span text:style-name="T1">sales</text:span></text:span> están ahora en el grupo <text:span text:style-name="Source_20_Text"><text:span text:style-name="T1">clerks</text:span></text:span>, así pues, todos los usuarios aún pueden acceder el <text:soft-page-break/>archivo <text:span text:style-name="Source_20_Text"><text:span text:style-name="T1">index.html</text:span></text:span>. Una vez más, esto es porque el grupo se define por el GID, no por el nombre del grupo.</text:p>
      <text:p text:style-name="P12">Por otro lado, si cambias el GID para un grupo, entonces todos los archivos que fueron asociados a ese grupo ya no estarán asociados a ese grupo. De hecho, todos los archivos que fueron asociados a ese grupo ya no estarán asociados con ningún nombre de grupo. Por el contrario, estos archivos serán propiedad de un GID solamente tal como se muestra a continuació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oupmod -g 10003 clerks</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l index.html</text:p>
      <text:p text:style-name="P3">-rw-r-----. 1 root 491 13370 Aug <text:s/>1 13:21 index.html</text:p>
      <text:p text:style-name="P11">Estos archivos sin nombre de grupo se denominan archivos «huérfanos». Como usuario root, probablemente quieras buscar todos los archivos que son propiedad de solamente un GID (no asociado con un nombre de grupo). Esto puede lograrse con la opción <text:span text:style-name="Source_20_Text"><text:span text:style-name="T1">-nogroup</text:span></text:span> para el comando <text:span text:style-name="Source_20_Text"><text:span text:style-name="T1">find</text:span></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find / -nogroup </text:p>
      <text:p text:style-name="P3">/root/index.html</text:p>
      <text:h text:style-name="Heading_20_2" text:outline-level="2">14.4 Eliminando un Grupo</text:h>
      <text:p text:style-name="P12">Si quieres eliminar un grupo con el comando <text:span text:style-name="Source_20_Text"><text:span text:style-name="T1">groupdel</text:span></text:span>, ten en cuenta que los archivos que pertenecen a ese grupo se convertirán en «huérfanos».</text:p>
      <text:p text:style-name="P12">Sólo se puede eliminar a los grupos suplementarios, por lo que si un grupo es el grupo primario para cualquier usuario, no se puede eliminar. El administrador puede modificar qué grupo es el grupo primario del usuario, por lo que un grupo que estaba siendo utilizado como un grupo primario se puede transformar en un grupo suplementario y luego se puede eliminar.</text:p>
      <text:p text:style-name="P12">Mientras que el grupo que se vaya a eliminar no sea el grupo principal del usuario, eliminar el grupo se logra mediante el comando <text:span text:style-name="Source_20_Text"><text:span text:style-name="T1">groupdel</text:span></text:span> junto con el nombre del grupo:</text:p>
      <text:p text:style-name="P1"><text:s/><text:span text:style-name="Strong_20_Emphasis"><text:span text:style-name="T2">root@localhost</text:span></text:span><text:span text:style-name="Strong_20_Emphasis">:</text:span><text:span text:style-name="Strong_20_Emphasis"><text:span text:style-name="T3">~</text:span></text:span><text:span text:style-name="Strong_20_Emphasis">#</text:span> groupdel clerks</text:p>
      <text:h text:style-name="Heading_20_2" text:outline-level="2">14.5 Archivo /etc/default/useradd</text:h>
      <text:p text:style-name="P12">Antes de empezar a crear los usuarios para el sistema, debes verificar o establecer los valores prácticos que se utilizarán por defecto con el comando <text:span text:style-name="Source_20_Text"><text:span text:style-name="T1">useradd</text:span></text:span>. Esto se puede lograr modificando la configuración en los archivos de configuración utilizados por el comando <text:span text:style-name="Source_20_Text"><text:span text:style-name="T1">useradd</text:span></text:span>.</text:p>
      <text:p text:style-name="P12">Asegurarse de que los valores en estos archivos de configuración sean razonables antes de agregar usuarios puede ayudarte a ahorrar tiempo y la molestia de tener que corregir la configuración de la cuenta de usuario después de agregar los usuarios.</text:p>
      <text:p text:style-name="P12">La opción <text:span text:style-name="Source_20_Text"><text:span text:style-name="T1">-D</text:span></text:span> del comando <text:span text:style-name="Source_20_Text"><text:span text:style-name="T1">useradd</text:span></text:span> te permitirá visualizar o modificar algunos de los valores por defecto utilizados por el comando <text:span text:style-name="Source_20_Text"><text:span text:style-name="T1">useradd</text:span></text:span>. Los valores indicados por <text:span text:style-name="Source_20_Text"><text:span text:style-name="T1">useradd -D</text:span></text:span> también <text:soft-page-break/>pueden visualizarse o actualizar mediante la manipulación del archivo <text:span text:style-name="Source_20_Text"><text:span text:style-name="T1">/etc/default/useradd</text:span></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useradd -D </text:p>
      <text:p text:style-name="P4">GROUP=100</text:p>
      <text:p text:style-name="P4">HOME=/home</text:p>
      <text:p text:style-name="P4">INACTIVE=-1</text:p>
      <text:p text:style-name="P4">EXPIRE=</text:p>
      <text:p text:style-name="P4">SHELL=/bin/bash</text:p>
      <text:p text:style-name="P4">SKEL=/etc/skel</text:p>
      <text:p text:style-name="P3">CREATE_MAIL_SPOOL=yes</text:p>
      <text:p text:style-name="P12">La siguiente tabla describe cada uno de estos valores:</text:p>
      <text:p text:style-name="Text_20_body"/>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0">Campo</text:p>
            </table:table-cell>
            <table:table-cell table:style-name="Tabla1.A1" office:value-type="string">
              <text:p text:style-name="P10">Ejamplo</text:p>
            </table:table-cell>
            <table:table-cell table:style-name="Tabla1.A1" office:value-type="string">
              <text:p text:style-name="P10">Descripción</text:p>
            </table:table-cell>
          </table:table-row>
        </table:table-header-rows>
        <table:table-row>
          <table:table-cell table:style-name="Tabla1.A2" office:value-type="string">
            <text:p text:style-name="P5"><text:span text:style-name="Source_20_Text"><text:span text:style-name="T1">GROUP</text:span></text:span></text:p>
          </table:table-cell>
          <table:table-cell table:style-name="Tabla1.A2" office:value-type="string">
            <text:p text:style-name="P5"><text:span text:style-name="Source_20_Text"><text:span text:style-name="T1">100</text:span></text:span></text:p>
          </table:table-cell>
          <table:table-cell table:style-name="Tabla1.A2" office:value-type="string">
            <text:p text:style-name="P6">En las distribuciones que no usan UPG, este será el grupo principal de forma predeterminada para un usuario nuevo, si no se ha especificado uno con el comando <text:span text:style-name="Source_20_Text"><text:span text:style-name="T1">useradd</text:span></text:span>. Este normalmente es el grupo de «users» («usuarios» en español) con un GID de 100.</text:p>
            <text:p text:style-name="P6">Esta configuración afecta a la configuración por defecto del archivo <text:span text:style-name="Source_20_Text"><text:span text:style-name="T1">/etc/passwd</text:span></text:span> resaltado abajo:</text:p>
            <text:p text:style-name="P7"><text:span text:style-name="Source_20_Text"><text:span text:style-name="T1">bob:x:600:600:bob:/home/bob:/bin/bash</text:span></text:span></text:p>
            <text:p text:style-name="P6">La opción <text:span text:style-name="Source_20_Text"><text:span text:style-name="T1">-g</text:span></text:span> para el comando <text:span text:style-name="Source_20_Text"><text:span text:style-name="T1">useradd</text:span></text:span> permite utilizar un grupo principal diferente al predeterminado, cuando se crea una nueva cuenta de usuario.</text:p>
          </table:table-cell>
        </table:table-row>
        <table:table-row>
          <table:table-cell table:style-name="Tabla1.A2" office:value-type="string">
            <text:p text:style-name="P5"><text:span text:style-name="Source_20_Text"><text:span text:style-name="T1">HOME</text:span></text:span></text:p>
          </table:table-cell>
          <table:table-cell table:style-name="Tabla1.A2" office:value-type="string">
            <text:p text:style-name="P5"><text:span text:style-name="Source_20_Text"><text:span text:style-name="T1">/home</text:span></text:span></text:p>
          </table:table-cell>
          <table:table-cell table:style-name="Tabla1.A2" office:value-type="string">
            <text:p text:style-name="P6">El directorio <text:span text:style-name="Source_20_Text"><text:span text:style-name="T1">/home</text:span></text:span> es el directorio base predeterminado, en el cuál se creará un nuevo directorio home del usuario. Esto significa que un usuario con un nombre de cuenta de <text:span text:style-name="Source_20_Text"><text:span text:style-name="T1">bob</text:span></text:span> tendría un directorio de <text:span text:style-name="Source_20_Text"><text:span text:style-name="T1">/home/bob</text:span></text:span>.</text:p>
            <text:p text:style-name="P6">Esta configuración afecta a la configuración por defecto del archivo <text:span text:style-name="Source_20_Text"><text:span text:style-name="T1">/etc/passwd</text:span></text:span> resaltado abajo:</text:p>
            <text:p text:style-name="P7">bob:x:600:600:bob:<text:span text:style-name="T1">/home</text:span>/bob:/bin/bash</text:p>
            <text:p text:style-name="P6">La opción <text:span text:style-name="Source_20_Text"><text:span text:style-name="T1">-b</text:span></text:span> para el comando <text:span text:style-name="Source_20_Text"><text:span text:style-name="T1">useradd</text:span></text:span> permite utilizar un directorio base diferente al predeterminado, cuando se crea una nueva cuenta de usuario.</text:p>
          </table:table-cell>
        </table:table-row>
        <table:table-row>
          <table:table-cell table:style-name="Tabla1.A2" office:value-type="string">
            <text:p text:style-name="P5"><text:span text:style-name="Source_20_Text"><text:span text:style-name="T1">INACTIVE</text:span></text:span></text:p>
          </table:table-cell>
          <table:table-cell table:style-name="Tabla1.A2" office:value-type="string">
            <text:p text:style-name="P5"><text:span text:style-name="Source_20_Text"><text:span text:style-name="T1">-1</text:span></text:span></text:p>
          </table:table-cell>
          <table:table-cell table:style-name="Tabla1.A2" office:value-type="string">
            <text:p text:style-name="P6">Este valor representa el número de días después de que caduca la <text:soft-page-break/>contraseña hasta que la cuenta será deshabilitada. Un valor de -1 significa que esta función no está habilitada por defecto y no se proporciona ningún valor «inactivo» para las nuevas cuentas por defecto.</text:p>
            <text:p text:style-name="P6">Esta configuración afecta a la configuración por defecto del archivo <text:span text:style-name="Source_20_Text"><text:span text:style-name="T1">/etc/shadow</text:span></text:span> resaltado abajo:</text:p>
            <text:p text:style-name="P7"><text:span text:style-name="Source_20_Text"><text:span text:style-name="T1">bob:pw:15020:5:30:7:60:15050:</text:span></text:span></text:p>
            <text:p text:style-name="P6">La opción <text:span text:style-name="Source_20_Text"><text:span text:style-name="T1">-f</text:span></text:span> para el comando <text:span text:style-name="Source_20_Text"><text:span text:style-name="T1">useradd</text:span></text:span> permite utilizar un valor <text:span text:style-name="Source_20_Text"><text:span text:style-name="T1">INACTIVE</text:span></text:span> diferente al predeterminado, cuando se crea una nueva cuenta de usuario.</text:p>
          </table:table-cell>
        </table:table-row>
        <table:table-row>
          <table:table-cell table:style-name="Tabla1.A2" office:value-type="string">
            <text:p text:style-name="P5"><text:span text:style-name="Source_20_Text"><text:span text:style-name="T1">EXPIRE</text:span></text:span></text:p>
          </table:table-cell>
          <table:table-cell table:style-name="Tabla1.A2" office:value-type="string">
            <text:p text:style-name="P9"/>
          </table:table-cell>
          <table:table-cell table:style-name="Tabla1.A2" office:value-type="string">
            <text:p text:style-name="P6">Por defecto, no hay ningún valor para la fecha de caducidad. Generalmente, una fecha de vencimiento se configura para una cuenta individual, no a todas las cuentas.</text:p>
            <text:p text:style-name="P6">Por ejemplo, si tuvieras un contratista que fuese contratado para trabajar hasta el final del día 01 de noviembre de 2013, podrías asegurarte de que no pueda iniciar sesión después de esa fecha, utilizando el campo de <text:span text:style-name="Source_20_Text"><text:span text:style-name="T1">EXPIRE</text:span></text:span>.</text:p>
            <text:p text:style-name="P6">Esta configuración afecta a la configuración por defecto del archivo <text:span text:style-name="Source_20_Text"><text:span text:style-name="T1">/etc/shadow</text:span></text:span> resaltado abajo:</text:p>
            <text:p text:style-name="P7"><text:span text:style-name="Source_20_Text"><text:span text:style-name="T1">bob:pw:15020:5:30:7:60:15050:</text:span></text:span></text:p>
            <text:p text:style-name="P6">La opción <text:span text:style-name="Source_20_Text"><text:span text:style-name="T1">-e</text:span></text:span> para el comando <text:span text:style-name="Source_20_Text"><text:span text:style-name="T1">useradd</text:span></text:span> permite utilizar un valor <text:span text:style-name="Source_20_Text"><text:span text:style-name="T1">EXPIRE</text:span></text:span> diferente al predeterminado, cuando se crea una nueva cuenta de usuario.</text:p>
          </table:table-cell>
        </table:table-row>
        <table:table-row>
          <table:table-cell table:style-name="Tabla1.A2" office:value-type="string">
            <text:p text:style-name="P5"><text:span text:style-name="Source_20_Text"><text:span text:style-name="T1">SHELL</text:span></text:span></text:p>
          </table:table-cell>
          <table:table-cell table:style-name="Tabla1.A2" office:value-type="string">
            <text:p text:style-name="P5"><text:span text:style-name="Source_20_Text"><text:span text:style-name="T1">/bin/bash</text:span></text:span></text:p>
          </table:table-cell>
          <table:table-cell table:style-name="Tabla1.A2" office:value-type="string">
            <text:p text:style-name="P6">El valor de SHELL indica el shell por defecto para los usuarios cuando inician sesión en el sistema.</text:p>
            <text:p text:style-name="P6">Esta configuración afecta a la configuración por defecto del archivo <text:span text:style-name="Source_20_Text"><text:span text:style-name="T1">/etc/passwd</text:span></text:span> resaltado abajo:</text:p>
            <text:p text:style-name="P7"><text:span text:style-name="Source_20_Text"><text:span text:style-name="T1">bob:x:600:600:bob:/home/bob:/bin/bash</text:span></text:span></text:p>
            <text:p text:style-name="P6">La opción <text:span text:style-name="Source_20_Text"><text:span text:style-name="T1">-s</text:span></text:span> para el comando <text:span text:style-name="Source_20_Text"><text:span text:style-name="T1">useradd</text:span></text:span> permite utilizar un shell de inicio de sesión diferente al predeterminado, cuando se crea una nueva <text:soft-page-break/>cuenta de usuario.</text:p>
          </table:table-cell>
        </table:table-row>
        <table:table-row>
          <table:table-cell table:style-name="Tabla1.A2" office:value-type="string">
            <text:p text:style-name="P5"><text:span text:style-name="Source_20_Text"><text:span text:style-name="T1">SKEL</text:span></text:span></text:p>
          </table:table-cell>
          <table:table-cell table:style-name="Tabla1.A2" office:value-type="string">
            <text:p text:style-name="P5"><text:span text:style-name="Source_20_Text"><text:span text:style-name="T1">/etc/skel</text:span></text:span></text:p>
          </table:table-cell>
          <table:table-cell table:style-name="Tabla1.A2" office:value-type="string">
            <text:p text:style-name="P6">El valor <text:span text:style-name="Source_20_Text"><text:span text:style-name="T1">SKEL</text:span></text:span> determina qué directorio «esqueleto» tendrá su contenido copiado en el directorio home de los usuarios nuevos. El contenido de este directorio se copia en el directorio home del usuario nuevo y el nuevo usuario recibe la propiedad de los nuevos archivos.</text:p>
            <text:p text:style-name="P6">Esto proporciona a los administradores una manera fácil de «rellenar» una nueva cuenta de usuario con los archivos de configuración clave.</text:p>
            <text:p text:style-name="P6">La opción <text:span text:style-name="Source_20_Text"><text:span text:style-name="T1">-k</text:span></text:span> para el comando <text:span text:style-name="Source_20_Text"><text:span text:style-name="T1">useradd</text:span></text:span> permite utilizar un directorio <text:span text:style-name="Source_20_Text"><text:span text:style-name="T1">SKEL</text:span></text:span> diferente al predeterminado, cuando se crea una nueva cuenta de usuario.</text:p>
          </table:table-cell>
        </table:table-row>
        <table:table-row>
          <table:table-cell table:style-name="Tabla1.A2" office:value-type="string">
            <text:p text:style-name="P5"><text:span text:style-name="Source_20_Text"><text:span text:style-name="T1">CREATE_MAIL_SPOOL</text:span></text:span></text:p>
          </table:table-cell>
          <table:table-cell table:style-name="Tabla1.A2" office:value-type="string">
            <text:p text:style-name="P5"><text:span text:style-name="Source_20_Text"><text:span text:style-name="T1">yes</text:span></text:span></text:p>
          </table:table-cell>
          <table:table-cell table:style-name="Tabla1.A2" office:value-type="string">
            <text:p text:style-name="P6">El «mail spool» («carrete de correo» en español) es un archivo donde se coloca el correo entrante.</text:p>
            <text:p text:style-name="P6">Actualmente el valor para crear un mail spool es <text:span text:style-name="Source_20_Text"><text:span text:style-name="T1">yes</text:span></text:span>, lo que significa que los usuarios por defecto están configurados con la capacidad de recibir y guardar correo local. Si no piensas usar el correo local, este valor puede cambiarse a <text:span text:style-name="Source_20_Text"><text:span text:style-name="T1">no</text:span></text:span>.</text:p>
          </table:table-cell>
        </table:table-row>
      </table:table>
      <text:p text:style-name="P12">Para modificar uno de los valores por defecto del <text:span text:style-name="Source_20_Text"><text:span text:style-name="T1">useradd</text:span></text:span>, el archivo <text:span text:style-name="Source_20_Text"><text:span text:style-name="T1">/etc/default/useradd</text:span></text:span> puede editarse con un editor de texto. Otra técnica (más segura) es usar el comando <text:span text:style-name="Source_20_Text"><text:span text:style-name="T1">useradd -D</text:span></text:span>.</text:p>
      <text:p text:style-name="P12">Por ejemplo, si quieres permitir a los usuarios con una contraseña caducada seguir iniciando la sesión con un máximo de treinta días, puedes ejecutar lo siguiente:</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useradd -D -f 30</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useradd -D</text:p>
      <text:p text:style-name="P4">GROUP=100</text:p>
      <text:p text:style-name="P4">HOME=/home</text:p>
      <text:p text:style-name="P4">INACTIVE=30</text:p>
      <text:p text:style-name="P4">EXPIRE=</text:p>
      <text:p text:style-name="P4">SHELL=/bin/bash</text:p>
      <text:p text:style-name="P4">SKEL=/etc/skel</text:p>
      <text:p text:style-name="P3">CREATE_MAIL_SPOOL=yes</text:p>
      <text:p text:style-name="Text_20_body"/>
      <text:p text:style-name="Text_20_body"/>
      <text:p text:style-name="Text_20_body"/>
      <text:p text:style-name="Text_20_body"/>
      <text:h text:style-name="Heading_20_2" text:outline-level="2"><text:soft-page-break/>14.6 Archivo /etc/login.defs</text:h>
      <text:p text:style-name="P12">El archivo <text:span text:style-name="Source_20_Text"><text:span text:style-name="T1">/etc/login.defs</text:span></text:span> también contiene valores que se aplicarán por defecto a los nuevos usuarios que vayas a crear con el comando <text:span text:style-name="Source_20_Text"><text:span text:style-name="T1">useradd</text:span></text:span>. A diferencia del <text:span text:style-name="Source_20_Text"><text:span text:style-name="T1">/etc/default/useradd</text:span></text:span>, que puede ser actualizado con el comando <text:span text:style-name="Source_20_Text"><text:span text:style-name="T1">useradd -D</text:span></text:span>, el archivo <text:span text:style-name="Source_20_Text"><text:span text:style-name="T1">/etc/login.defs</text:span></text:span> generalmente lo edita directamente el administrador para modificar sus valores.</text:p>
      <text:p text:style-name="P12">Este archivo contiene muchos comentarios y líneas en blanco, así que si quieres ver las líneas que no son comentarios o líneas en blanco (la configuración actual), puede utilizar el siguiente comando <text:span text:style-name="Source_20_Text"><text:span text:style-name="T1">grep</text:span></text:span>:</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text:s/>grep -Ev '^#|^$' /etc/login.defs</text:p>
      <text:p text:style-name="P4">MAIL_DIR <text:s text:c="7"/>/var/spool/mail</text:p>
      <text:p text:style-name="P4">PASS_MAX_DAYS <text:s text:c="2"/>99999</text:p>
      <text:p text:style-name="P4">PASS_MIN_DAYS <text:s text:c="2"/>0</text:p>
      <text:p text:style-name="P4">PASS_MIN_LEN <text:s text:c="3"/>5</text:p>
      <text:p text:style-name="P4">PASS_WARN_AGE <text:s text:c="2"/>7</text:p>
      <text:p text:style-name="P4">UID_MIN <text:s text:c="18"/>500</text:p>
      <text:p text:style-name="P4">UID_MAX <text:s text:c="16"/>60000</text:p>
      <text:p text:style-name="P4">GID_MIN <text:s text:c="18"/>500</text:p>
      <text:p text:style-name="P4">GID_MAX <text:s text:c="16"/>60000</text:p>
      <text:p text:style-name="P4">CREATE_HOME <text:s text:c="4"/>yes</text:p>
      <text:p text:style-name="P4">UMASK <text:s text:c="10"/>077</text:p>
      <text:p text:style-name="P4">USERGROUPS_ENAB yes</text:p>
      <text:p text:style-name="P4">ENCRYPT_METHOD SHA512</text:p>
      <text:p text:style-name="P3">MD5_CRYPT_ENAB no</text:p>
      <text:p text:style-name="P12">El ejemplo anterior representa un típico archivo <text:span text:style-name="Source_20_Text"><text:span text:style-name="T1">/etc/login.defs</text:span></text:span> de la distribución CentOS 6 con sus valores. La siguiente tabla describe cada uno de estos valore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0">Campo</text:p>
            </table:table-cell>
            <table:table-cell table:style-name="Tabla2.A1" office:value-type="string">
              <text:p text:style-name="P10">Ejemplo</text:p>
            </table:table-cell>
            <table:table-cell table:style-name="Tabla2.A1" office:value-type="string">
              <text:p text:style-name="P10">Descripción</text:p>
            </table:table-cell>
          </table:table-row>
        </table:table-header-rows>
        <table:table-row>
          <table:table-cell table:style-name="Tabla2.A2" office:value-type="string">
            <text:p text:style-name="P5"><text:span text:style-name="Source_20_Text"><text:span text:style-name="T1">MAIL_DIR</text:span></text:span></text:p>
          </table:table-cell>
          <table:table-cell table:style-name="Tabla2.A2" office:value-type="string">
            <text:p text:style-name="P5"><text:span text:style-name="Source_20_Text"><text:span text:style-name="T1">/var/mail/spool</text:span></text:span></text:p>
          </table:table-cell>
          <table:table-cell table:style-name="Tabla2.A2" office:value-type="string">
            <text:p text:style-name="P5">El directorio en el que se crea el archivo mail spool del usuario.</text:p>
          </table:table-cell>
        </table:table-row>
        <table:table-row>
          <table:table-cell table:style-name="Tabla2.A2" office:value-type="string">
            <text:p text:style-name="P5"><text:span text:style-name="Source_20_Text"><text:span text:style-name="T1">PASS_MAX_DAYS</text:span></text:span></text:p>
          </table:table-cell>
          <table:table-cell table:style-name="Tabla2.A2" office:value-type="string">
            <text:p text:style-name="P5"><text:span text:style-name="Source_20_Text"><text:span text:style-name="T1">99999</text:span></text:span></text:p>
          </table:table-cell>
          <table:table-cell table:style-name="Tabla2.A2" office:value-type="string">
            <text:p text:style-name="P6">Esta configuración determina el número máximo de días en los que un usuario podrá utilizar la misma contraseña. Puesto que por defecto viene configurado el valor de 99999 días o más de 200 años, significa que los usuarios nunca tienen que cambiar su contraseña.</text:p>
            <text:p text:style-name="P6">Las organizaciones con políticas eficaces para el mantenimiento de contraseñas seguras comúnmente cambian este valor a 60 o 30 días.</text:p>
            <text:p text:style-name="P6">Esta configuración afecta a la configuración por defecto del archivo<text:span text:style-name="Source_20_Text"><text:span text:style-name="T1"> /etc/shadow</text:span></text:span> resaltado abajo:</text:p>
            <text:p text:style-name="P6"><text:span text:style-name="Source_20_Text"><text:span text:style-name="T1">bob:pw:15020:5:30:7:60:15050:</text:span></text:span></text:p>
          </table:table-cell>
        </table:table-row>
        <text:soft-page-break/>
        <table:table-row>
          <table:table-cell table:style-name="Tabla2.A2" office:value-type="string">
            <text:p text:style-name="P5"><text:span text:style-name="Source_20_Text"><text:span text:style-name="T1">PASS_MIN_DAYS</text:span></text:span></text:p>
          </table:table-cell>
          <table:table-cell table:style-name="Tabla2.A2" office:value-type="string">
            <text:p text:style-name="P5"><text:span text:style-name="Source_20_Text"><text:span text:style-name="T1">0</text:span></text:span></text:p>
          </table:table-cell>
          <table:table-cell table:style-name="Tabla2.A2" office:value-type="string">
            <text:p text:style-name="P6">Con esto configurado a un valor predeterminado de 0 (cero), el tiempo más corto que un usuario tiene que mantener una contraseña es de cero días, lo que significa que inmediatamente después de configurar la contraseña, se puede cambiar.</text:p>
            <text:p text:style-name="P6">Si el valor <text:span text:style-name="Source_20_Text"><text:span text:style-name="T1">PASS_MIN_DAYS</text:span></text:span> se estableció en 3 días, después de establecer una nueva contraseña, el usuario tendría que esperar tres días antes de que pueda cambiarla otra vez.</text:p>
            <text:p text:style-name="P6">Esta configuración afecta a la configuración por defecto del archivo <text:span text:style-name="Source_20_Text"><text:span text:style-name="T1">/etc/shadow</text:span></text:span> resaltado abajo:</text:p>
            <text:p text:style-name="P6"><text:span text:style-name="Source_20_Text"><text:span text:style-name="T1">bob:pw:15020:3:30:7:60:15050:</text:span></text:span></text:p>
          </table:table-cell>
        </table:table-row>
        <table:table-row>
          <table:table-cell table:style-name="Tabla2.A2" office:value-type="string">
            <text:p text:style-name="P5"><text:span text:style-name="Source_20_Text"><text:span text:style-name="T1">PASS_MIN_LEN</text:span></text:span></text:p>
          </table:table-cell>
          <table:table-cell table:style-name="Tabla2.A2" office:value-type="string">
            <text:p text:style-name="P5"><text:span text:style-name="Source_20_Text"><text:span text:style-name="T1">5</text:span></text:span></text:p>
          </table:table-cell>
          <table:table-cell table:style-name="Tabla2.A2" office:value-type="string">
            <text:p text:style-name="P5">Esto indica el número mínimo de caracteres que debe contener una contraseña.</text:p>
          </table:table-cell>
        </table:table-row>
        <table:table-row>
          <table:table-cell table:style-name="Tabla2.A2" office:value-type="string">
            <text:p text:style-name="P5"><text:span text:style-name="Source_20_Text"><text:span text:style-name="T1">PASS_WARN_AGE</text:span></text:span></text:p>
          </table:table-cell>
          <table:table-cell table:style-name="Tabla2.A2" office:value-type="string">
            <text:p text:style-name="P5"><text:span text:style-name="Source_20_Text"><text:span text:style-name="T1">7</text:span></text:span></text:p>
          </table:table-cell>
          <table:table-cell table:style-name="Tabla2.A2" office:value-type="string">
            <text:p text:style-name="P6">Este es el valor predeterminado para el campo de advertencia. Cuando un usuario se acerca al número máximo de días durante los que puede usar su contraseña, el sistema comprobará si es hora de empezar a avisar al usuario sobre cambiar su contraseña durante el inicio de sesión.</text:p>
            <text:p text:style-name="P6">Esta configuración afecta a la configuración por defecto del archivo <text:span text:style-name="Source_20_Text"><text:span text:style-name="T1">/etc/shadow</text:span></text:span> resaltado abajo:</text:p>
            <text:p text:style-name="P6"><text:span text:style-name="Source_20_Text"><text:span text:style-name="T1">bob:pw:15020:3:30:7:60:15050:</text:span></text:span></text:p>
          </table:table-cell>
        </table:table-row>
        <table:table-row>
          <table:table-cell table:style-name="Tabla2.A2" office:value-type="string">
            <text:p text:style-name="P5"><text:span text:style-name="Source_20_Text"><text:span text:style-name="T1">UID_MIN</text:span></text:span></text:p>
          </table:table-cell>
          <table:table-cell table:style-name="Tabla2.A2" office:value-type="string">
            <text:p text:style-name="P5"><text:span text:style-name="Source_20_Text"><text:span text:style-name="T1">500</text:span></text:span></text:p>
          </table:table-cell>
          <table:table-cell table:style-name="Tabla2.A2" office:value-type="string">
            <text:p text:style-name="P5">El <text:span text:style-name="Source_20_Text"><text:span text:style-name="T1">UID_MIN</text:span></text:span> determina el primer UID que se asignará a un usuario ordinario. Cualquier usuario con un UID menor que este valor, ya sea para una cuenta del sistema o bien para la cuenta de root.</text:p>
          </table:table-cell>
        </table:table-row>
        <table:table-row>
          <table:table-cell table:style-name="Tabla2.A2" office:value-type="string">
            <text:p text:style-name="P5"><text:span text:style-name="Source_20_Text"><text:span text:style-name="T1">UID_MAX</text:span></text:span></text:p>
          </table:table-cell>
          <table:table-cell table:style-name="Tabla2.A2" office:value-type="string">
            <text:p text:style-name="P5"><text:span text:style-name="Source_20_Text"><text:span text:style-name="T1">60000</text:span></text:span></text:p>
          </table:table-cell>
          <table:table-cell table:style-name="Tabla2.A2" office:value-type="string">
            <text:p text:style-name="P5">Un UID técnicamente podría tener un valor de más de 4 billones. Para la máxima compatibilidad se recomienda dejarlo en su valor predeterminado de 60000.</text:p>
          </table:table-cell>
        </table:table-row>
        <table:table-row>
          <table:table-cell table:style-name="Tabla2.A2" office:value-type="string">
            <text:p text:style-name="P5"><text:span text:style-name="Source_20_Text"><text:span text:style-name="T1">GID _MIN</text:span></text:span></text:p>
          </table:table-cell>
          <table:table-cell table:style-name="Tabla2.A2" office:value-type="string">
            <text:p text:style-name="P5"><text:span text:style-name="Source_20_Text"><text:span text:style-name="T1">500</text:span></text:span></text:p>
          </table:table-cell>
          <table:table-cell table:style-name="Tabla2.A2" office:value-type="string">
            <text:p text:style-name="P5">El <text:span text:style-name="Source_20_Text"><text:span text:style-name="T1">GID_MIN</text:span></text:span> determina el primer GID que se asignará a un grupo ordinario. Cualquier grupo con un GID menor que este valor, ya sea para un grupo del sistema o bien para el grupo de root.</text:p>
          </table:table-cell>
        </table:table-row>
        <table:table-row>
          <table:table-cell table:style-name="Tabla2.A2" office:value-type="string">
            <text:p text:style-name="P5"><text:span text:style-name="Source_20_Text"><text:span text:style-name="T1">GID _MAX</text:span></text:span></text:p>
          </table:table-cell>
          <table:table-cell table:style-name="Tabla2.A2" office:value-type="string">
            <text:p text:style-name="P5"><text:span text:style-name="Source_20_Text"><text:span text:style-name="T1">60000</text:span></text:span></text:p>
          </table:table-cell>
          <table:table-cell table:style-name="Tabla2.A2" office:value-type="string">
            <text:p text:style-name="P5">Un GID igual que un UID técnicamente podría tener un valor de más de 4 billones. Cualquier valor que utilices para tu <text:span text:style-name="Source_20_Text"><text:span text:style-name="T1">UID_MAX</text:span></text:span> debes <text:soft-page-break/>utilizar para <text:span text:style-name="Source_20_Text"><text:span text:style-name="T1">GID_MAX</text:span></text:span> para soportar UPG.</text:p>
          </table:table-cell>
        </table:table-row>
        <table:table-row>
          <table:table-cell table:style-name="Tabla2.A2" office:value-type="string">
            <text:p text:style-name="P5"><text:span text:style-name="Source_20_Text"><text:span text:style-name="T1">CREATE_HOME</text:span></text:span></text:p>
          </table:table-cell>
          <table:table-cell table:style-name="Tabla2.A2" office:value-type="string">
            <text:p text:style-name="P5"><text:span text:style-name="Source_20_Text"><text:span text:style-name="T1">yes</text:span></text:span></text:p>
          </table:table-cell>
          <table:table-cell table:style-name="Tabla2.A2" office:value-type="string">
            <text:p text:style-name="P5">Este valor determina si se crea o no un nuevo directorio para el usuario, al crear su cuenta.</text:p>
          </table:table-cell>
        </table:table-row>
        <table:table-row>
          <table:table-cell table:style-name="Tabla2.A2" office:value-type="string">
            <text:p text:style-name="P5"><text:span text:style-name="Source_20_Text"><text:span text:style-name="T1">UMASK</text:span></text:span></text:p>
          </table:table-cell>
          <table:table-cell table:style-name="Tabla2.A2" office:value-type="string">
            <text:p text:style-name="P5"><text:span text:style-name="Source_20_Text"><text:span text:style-name="T1">077</text:span></text:span></text:p>
          </table:table-cell>
          <table:table-cell table:style-name="Tabla2.A2" office:value-type="string">
            <text:p text:style-name="P6">Este <text:span text:style-name="Source_20_Text"><text:span text:style-name="T1">UMASK</text:span></text:span> funciona en el momento que se crea el directorio home del usuario; determinará cuáles serán los permisos predeterminados de este directorio. Utilizando el valor predeterminado de <text:span text:style-name="Source_20_Text"><text:span text:style-name="T1">077</text:span></text:span> para <text:span text:style-name="Source_20_Text"><text:span text:style-name="T1">UMASK</text:span></text:span> significa que sólo el usuario propietario tendrá algún tipo de permiso para acceder a su directorio.</text:p>
            <text:p text:style-name="P6"><text:span text:style-name="Source_20_Text"><text:span text:style-name="T1">UMASK</text:span></text:span> se cubrirá en detalle en un capítulo posterior.</text:p>
          </table:table-cell>
        </table:table-row>
        <table:table-row>
          <table:table-cell table:style-name="Tabla2.A2" office:value-type="string">
            <text:p text:style-name="P5"><text:span text:style-name="Source_20_Text"><text:span text:style-name="T1">USERGROUPS_ENAB</text:span></text:span></text:p>
          </table:table-cell>
          <table:table-cell table:style-name="Tabla2.A2" office:value-type="string">
            <text:p text:style-name="P5"><text:span text:style-name="Source_20_Text"><text:span text:style-name="T1">yes</text:span></text:span></text:p>
          </table:table-cell>
          <table:table-cell table:style-name="Tabla2.A2" office:value-type="string">
            <text:p text:style-name="P5">En las distribuciones que cuentan con un grupo privado para cada usuario, como se muestra en este ejemplo CentOS, el <text:span text:style-name="Source_20_Text"><text:span text:style-name="T1">USERGROUPS_ENAB</text:span></text:span> tendrá un valor de <text:span text:style-name="Source_20_Text"><text:span text:style-name="T1">yes</text:span></text:span>. Si no se utiliza la UPG en la distribución, entonces esto tendrá un valor <text:span text:style-name="Source_20_Text"><text:span text:style-name="T1">no</text:span></text:span>.</text:p>
          </table:table-cell>
        </table:table-row>
        <table:table-row>
          <table:table-cell table:style-name="Tabla2.A2" office:value-type="string">
            <text:p text:style-name="P5"><text:span text:style-name="Source_20_Text"><text:span text:style-name="T1">ENCRYPT_METHOD</text:span></text:span></text:p>
          </table:table-cell>
          <table:table-cell table:style-name="Tabla2.A2" office:value-type="string">
            <text:p text:style-name="P5"><text:span text:style-name="Source_20_Text"><text:span text:style-name="T1">SHA512</text:span></text:span></text:p>
          </table:table-cell>
          <table:table-cell table:style-name="Tabla2.A2" office:value-type="string">
            <text:p text:style-name="P5">El método de cifrado que se utiliza para cifrar las contraseñas de los usuarios en el archivo <text:span text:style-name="Source_20_Text"><text:span text:style-name="T1">/etc/shadow</text:span></text:span>. El valor de <text:span text:style-name="Source_20_Text"><text:span text:style-name="T1">ENCRYPT_METHOD</text:span></text:span> anula la configuración de <text:span text:style-name="Source_20_Text"><text:span text:style-name="T1">MD5_CRYPT_ENAB</text:span></text:span> (véase el siguiente renglón).</text:p>
          </table:table-cell>
        </table:table-row>
        <table:table-row>
          <table:table-cell table:style-name="Tabla2.A2" office:value-type="string">
            <text:p text:style-name="P5"><text:span text:style-name="Source_20_Text"><text:span text:style-name="T1">MD5_CRYPT_ENAB</text:span></text:span></text:p>
          </table:table-cell>
          <table:table-cell table:style-name="Tabla2.A2" office:value-type="string">
            <text:p text:style-name="P5"><text:span text:style-name="Source_20_Text"><text:span text:style-name="T1">no</text:span></text:span></text:p>
          </table:table-cell>
          <table:table-cell table:style-name="Tabla2.A2" office:value-type="string">
            <text:p text:style-name="P5">Este ajuste obsoleto originalmente permitía al administrador especificar el uso del cifrado de contraseñas MD5 en lugar del cifrado original DES. Ahora es reemplazado por el valor de <text:span text:style-name="Source_20_Text"><text:span text:style-name="T1">ENCRYPT_METHOD</text:span></text:span>.</text:p>
          </table:table-cell>
        </table:table-row>
      </table:table>
      <text:p text:style-name="Text_20_body"/>
      <text:h text:style-name="Heading_20_2" text:outline-level="2">14.7 Crear un Usuario</text:h>
      <text:p text:style-name="P12">Durante el proceso de instalación, la mayoría de los instaladores crean un usuario normal y ya sea da a este usuario el permiso para ejecutar comandos administrativos con <text:span text:style-name="Source_20_Text"><text:span text:style-name="T1">sudo</text:span></text:span> o bien requiere que se configure una contraseña de usuario root como parte del proceso de instalación. Esto significa que la mayoría de los sistemas Linux se configuran de tal manera que permitan que un usuario (no root) sin privilegios inicie sesión, y que tenga la capacidad de ejecutar los comandos como el usuario root, ya sea directa o indirectamente.</text:p>
      <text:p text:style-name="P12">Si la computadora se va a utilizar por sólo una persona, puede ser suficiente tener sólo una cuenta de usuario normal. Sin embargo, si una computadora debe de ser compartida por varias personas, entonces es bueno tener una cuenta separada para cada persona que la utiliza. Hay varias ventajas para los individuos si tienen sus propias cuentas separadas:</text:p>
      <text:list text:style-name="L3">
        <text:list-item>
          <text:p text:style-name="P15"><text:soft-page-break/>Las cuentas pueden utilizarse para conceder acceso selectivo a archivos o servicios. Por ejemplo, el usuario de cada cuenta tiene un directorio separado que generalmente no es accesible para otros usuarios.</text:p>
        </text:list-item>
        <text:list-item>
          <text:p text:style-name="P15">El comando <text:span text:style-name="Source_20_Text"><text:span text:style-name="T1">sudo</text:span></text:span> se puede configurar para conceder la capacidad de ejecutar comandos administrativos selectos. Si los usuarios están obligados a utilizar el comando <text:span text:style-name="Source_20_Text"><text:span text:style-name="T1">sudo</text:span></text:span> para llevar a cabo los comandos administrativos, el sistema registra cuando los usuarios realizaron tales comandos.</text:p>
        </text:list-item>
        <text:list-item>
          <text:p text:style-name="P15">Cada cuenta puede tener membresías de grupos y los derechos asociados con ellos, lo que permite una mayor flexibilidad de gestión.</text:p>
        </text:list-item>
      </text:list>
      <text:h text:style-name="Heading_20_2" text:outline-level="2">14.7.1 Consideraciones de la Cuenta</text:h>
      <text:p text:style-name="P12">Crear una cuenta de usuario para usarlo con un sistema Linux puede requerir que reúnas varias piezas de información. Mientras que todo lo que puede ser necesario es el nombre de la cuenta, probablemente quieras planificar el UID, el grupo principal, los grupos suplementarios, el directorio home, el esqueleto de directorio y el shell que vayas a utilizar. A la hora de planificar estos valores, considera lo siguiente:</text:p>
      <text:p text:style-name="P12"><text:span text:style-name="Strong_20_Emphasis">nombre de usuario</text:span>: El único argumento necesario para el comando <text:span text:style-name="Source_20_Text"><text:span text:style-name="T1">useradd</text:span></text:span> es el nombre que le quieras dar a la cuenta. Este nombre debe seguir las mismas pautas que vimos anteriormente en este capítulo para los nombres de grupo. Para resumir, debe tener 32 caracteres o menos, empezar con una letra en minúscula o un guión bajo y luego sólo debe contener letras minúsculas, números, guiones y guiones bajos. Si el usuario necesita tener acceso a múltiples sistemas, generalmente se recomienda que el nombre de la cuenta sea igual en esos sistemas. El nombre de la cuenta debe ser único para cada usuario.</text:p>
      <text:p text:style-name="P12"><text:span text:style-name="Strong_20_Emphasis">identificador de usuario (UID)</text:span>: Una vez creado un usuario con un UID específico, el sistema generalmente incrementará el UID solo por uno para el siguiente usuario que vayas a crear. Si estás conectado a una red con otros sistemas, probablemente quieras asegurarte que este UID sea el mismo en todos los sistemas para ayudar a proveer un acceso consistente. La opción <text:span text:style-name="Source_20_Text"><text:span text:style-name="T1">-u</text:span></text:span> para el comando <text:span text:style-name="Source_20_Text"><text:span text:style-name="T1">useradd</text:span></text:span> te permite especificar el número UID. Los UID por lo general pueden variar de cero a más de 4 mil millones, pero para mayor compatibilidad con los sistemas antiguos, el máximo valor recomendado para el UID es de 60,000.</text:p>
      <text:p text:style-name="P12">Tal como habíamos visto previamente, el usuario root tiene un identificador de usuario (UID) de 0, lo que hace que la cuenta tenga privilegios especiales. Cualquier cuenta con un UID de cero actuaría como «administrador».</text:p>
      <text:p text:style-name="P12">Las cuentas del sistema son las cuentas que generalmente se utilizan para ejecutar los servicios en segundo plano (llamados <text:span text:style-name="Variable">daemons</text:span>). Al no tener los servicios ejecutados como usuario root, se limita la cantidad de daño que se puede hacer con una cuenta de servicio que ha sido comprometida. Las cuentas del sistema utilizadas por los servicios generalmente utilizarán los UID que están en el rango de «reservados». Una cuenta de sistema que es una excepción a esta regla es el usuario <text:span text:style-name="Source_20_Text"><text:span text:style-name="T1">nfsnobody</text:span></text:span>, que tiene un UID <text:span text:style-name="Source_20_Text"><text:span text:style-name="T1">65534</text:span></text:span>.</text:p>
      <text:p text:style-name="P12">El rango reservado utilizado para las cuentas de servicio se ha ampliado con el tiempo. Originalmente, era para los UID entre 1 y 99. La tendencia actual entre distribuciones es que las <text:soft-page-break/>cuentas del sistema sean cualquier cuenta que tenga un UID entre 1 y 999, pero se sigue utilizando también el rango de 1-499.</text:p>
      <text:p text:style-name="P12">Si estás configurando un nuevo sistema, es una buena práctica a empezar tus UID no inferiores a 1000. Esto también tiene la ventaja para asegurar que tendrás suficientes UID disponibles para muchos servicios del sistema y darte la habilidad de crear muchos GID en el rango «reservado».</text:p>
      <text:p text:style-name="P12"><text:span text:style-name="Strong_20_Emphasis">grupo primario</text:span>: En las distribuciones que utilizan UPG, este grupo se creará automáticamente con un GID y un nombre de grupo que coincida con el UID y el nombre de usuario de la cuenta de usuario recién creado. En las distribuciones que no usan UPG, el grupo primario normalmente por defecto es el grupo de «users» («usuarios» en inglés) con un GID de 100. Para especificar un grupo primario con el comando <text:span text:style-name="Source_20_Text"><text:span text:style-name="T1">useradd</text:span></text:span>, utiliza la opción <text:span text:style-name="Source_20_Text"><text:span text:style-name="T1">-g</text:span></text:span> con el nombre o el GID del grupo.</text:p>
      <text:p text:style-name="P12"><text:span text:style-name="Strong_20_Emphasis">grupo(s) suplementario(s)</text:span>: Si quieres que el usuario fuera miembro de uno o más grupos suplementarios, la opción <text:span text:style-name="Source_20_Text"><text:span text:style-name="T1">-G</text:span></text:span> se puede utilizar para especificar una lista separada por comas de nombres de grupos o números.</text:p>
      <text:p text:style-name="P12"><text:span text:style-name="Strong_20_Emphasis">directorio home</text:span>: Por defecto, la mayoría de las distribuciones crearán el directorio home del usuario con el mismo nombre que la cuenta de usuario bajo <text:span text:style-name="Source_20_Text"><text:span text:style-name="T1">/home</text:span></text:span>. Por ejemplo, si creas una cuenta de usuario llamada <text:span text:style-name="Source_20_Text"><text:span text:style-name="T1">sam</text:span></text:span>, el nuevo directorio home del usuario sería <text:span text:style-name="Source_20_Text"><text:span text:style-name="T1">/home/sam</text:span></text:span>. Hay varias opciones para el comando <text:span text:style-name="Source_20_Text"><text:span text:style-name="T1">useradd</text:span></text:span> que pueden afectar la creación del directorio home del usuario:</text:p>
      <text:list text:style-name="L4">
        <text:list-item>
          <text:p text:style-name="P16">La opción <text:span text:style-name="Source_20_Text"><text:span text:style-name="T1">-b</text:span></text:span> te permite especificar un directorio diferente bajo el cual se creará el directorio home del usuario. Por ejemplo: <text:span text:style-name="Source_20_Text"><text:span text:style-name="T1">-b /test</text:span></text:span> resultaría en <text:span text:style-name="Source_20_Text"><text:span text:style-name="T1">/test/sam</text:span></text:span> siendo el directorio home para una cuenta de usuario llamada <text:span text:style-name="Source_20_Text"><text:span text:style-name="T1">sam</text:span></text:span>.</text:p>
        </text:list-item>
        <text:list-item>
          <text:p text:style-name="P16">La opción <text:span text:style-name="Source_20_Text"><text:span text:style-name="T1">-d</text:span></text:span> te permite especificar un directorio existente o un nuevo directorio para el usuario. Esto debe ser una ruta de acceso completa para el directorio home del usuario. Por ejemplo: <text:span text:style-name="Source_20_Text"><text:span text:style-name="T1">-d /home/sam</text:span></text:span>.</text:p>
        </text:list-item>
        <text:list-item>
          <text:p text:style-name="P16">La opción <text:span text:style-name="Source_20_Text"><text:span text:style-name="T1">-m</text:span></text:span> le dice a <text:span text:style-name="Source_20_Text"><text:span text:style-name="T1">useradd</text:span></text:span> que cree el directorio home; esto no es normalmente necesario ya que es el comportamiento predeterminado del comando <text:span text:style-name="Source_20_Text"><text:span text:style-name="T1">useradd</text:span></text:span>. Sin embargo, cuando utilices la opción <text:span text:style-name="Source_20_Text"><text:span text:style-name="T1">-k</text:span></text:span> (véase abajo) para especificar un esqueleto de directorio diferente, entonces necesitarás la opción <text:span text:style-name="Source_20_Text"><text:span text:style-name="T1">-m</text:span></text:span>.</text:p>
        </text:list-item>
        <text:list-item>
          <text:p text:style-name="P16">La opción <text:span text:style-name="Source_20_Text"><text:span text:style-name="T1">-M</text:span></text:span> se utiliza para especificarle al comando <text:span text:style-name="Source_20_Text"><text:span text:style-name="T1">useradd</text:span></text:span> que no debe crear el directorio home.</text:p>
        </text:list-item>
      </text:list>
      <text:p text:style-name="P12"><text:span text:style-name="Strong_20_Emphasis">esqueleto de directorio</text:span>: De forma predeterminada, el contenido del directorio <text:span text:style-name="Source_20_Text"><text:span text:style-name="T1">/etc/skel</text:span></text:span> se copia en el directorio home del usuario nuevo. Los archivos resultantes también son propiedad del nuevo usuario. Usando la opción <text:span text:style-name="Source_20_Text"><text:span text:style-name="T1">-k</text:span></text:span> con el comando <text:span text:style-name="Source_20_Text"><text:span text:style-name="T1">useradd</text:span></text:span>, el contenido de un directorio diferente se puede utilizar para rellenar el directorio home de un usuario nuevo. Cuando se especifica el directorio esqueleto con la opción <text:span text:style-name="Source_20_Text"><text:span text:style-name="T1">-k</text:span></text:span>, debe utilizarse la opción <text:span text:style-name="Source_20_Text"><text:span text:style-name="T1">-m</text:span></text:span>, de lo contrario el comando <text:span text:style-name="Source_20_Text"><text:span text:style-name="T1">useradd</text:span></text:span> fallará mostrando un error que dice: «<text:span text:style-name="Source_20_Text"><text:span text:style-name="T1">-k flag is only allowed with the -m flag</text:span></text:span>» (o «La opción <text:span text:style-name="Source_20_Text"><text:span text:style-name="T1">-k</text:span></text:span> solo se permite con la opción <text:span text:style-name="Source_20_Text"><text:span text:style-name="T1">-m</text:span></text:span>» en español).</text:p>
      <text:p text:style-name="P12"><text:span text:style-name="Strong_20_Emphasis">shell</text:span>: Mientras el shell por defecto se especifica en el archivo <text:span text:style-name="Source_20_Text"><text:span text:style-name="T1">/etc/default/useradd</text:span></text:span>, también puede ser cambaido con la opción de <text:span text:style-name="Source_20_Text"><text:span text:style-name="T1">useradd -s</text:span></text:span> en el momento de la creación de <text:soft-page-break/>cuentas. Más tarde, el administrador puede usar la opción <text:span text:style-name="Source_20_Text"><text:span text:style-name="T1">usermod -s</text:span></text:span> para cambiar el shell o el usuario puede cambiar su shell con el comando <text:span text:style-name="Source_20_Text"><text:span text:style-name="T1">chsh</text:span></text:span>. Es común especificar el shell <text:span text:style-name="Source_20_Text"><text:span text:style-name="T1">/sbin/nologin</text:span></text:span> para las cuentas que se vayan a utilizar como cuentas del sistema.</text:p>
      <text:p text:style-name="P12"><text:span text:style-name="Strong_20_Emphasis">comentario</text:span>: El campo de comentario, originalmente llamado el campo General Electric Comprehensive Operating System (GECOS), normalmente se utiliza para contener el nombre completo del usuario. Muchos programas gráficos muestran el valor de este campo en lugar del nombre de la cuenta. La opción <text:span text:style-name="Source_20_Text"><text:span text:style-name="T1">-c</text:span></text:span> de los comandos <text:span text:style-name="Source_20_Text"><text:span text:style-name="T1">useradd</text:span></text:span> y <text:span text:style-name="Source_20_Text"><text:span text:style-name="T1">usermod</text:span></text:span> permite especificar el valor de este campo.</text:p>
      <text:p text:style-name="Text_20_body"/>
      <text:p text:style-name="Text_20_body"/>
      <text:h text:style-name="Heading_20_2" text:outline-level="2">14.7.2 El Comando useradd</text:h>
      <text:p text:style-name="P12">Una vez hayas comprobado qué valores se utilizarán por defecto y hayas reunido la información sobre el usuario, entonces estás listo para crear una cuenta de usuario. Un ejemplo de un comando <text:span text:style-name="Source_20_Text"><text:span text:style-name="T1">useradd</text:span></text:span> usando algunas opciones sería el siguiente:</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 useradd -u 1000 -g users -G wheel,research -c 'Jane Doe' jane </text:p>
      <text:p text:style-name="P12">Este ejemplo del comando <text:span text:style-name="Source_20_Text"><text:span text:style-name="T1">useradd</text:span></text:span> crea un usuario con UID de <text:span text:style-name="Source_20_Text"><text:span text:style-name="T1">1000</text:span></text:span>, un grupo primario de <text:span text:style-name="Source_20_Text"><text:span text:style-name="T1">users</text:span></text:span> («usuarios»), membresías suplementarias en los grupos <text:span text:style-name="Source_20_Text"><text:span text:style-name="T1">wheel</text:span></text:span> y <text:span text:style-name="Source_20_Text"><text:span text:style-name="T1">research</text:span></text:span>, un comentario de «<text:span text:style-name="Source_20_Text"><text:span text:style-name="T1">Jane Doe</text:span></text:span>» y un nombre de cuenta <text:span text:style-name="Source_20_Text"><text:span text:style-name="T1">jane</text:span></text:span>.</text:p>
      <text:p text:style-name="P12">La información sobre la cuenta de usuario de <text:span text:style-name="Source_20_Text"><text:span text:style-name="T1">jane</text:span></text:span> se agregará automáticamente a los archivos <text:span text:style-name="Source_20_Text"><text:span text:style-name="T1">/etc/passwd</text:span></text:span> y <text:span text:style-name="Source_20_Text"><text:span text:style-name="T1">/etc/shadow</text:span></text:span>, mientras que la información sobre el acceso a grupos suplementarios de <text:span text:style-name="Source_20_Text"><text:span text:style-name="T1">jane</text:span></text:span> se añadirá automáticamente al archivo <text:span text:style-name="Source_20_Text"><text:span text:style-name="T1">/etc/group</text:span></text:span> y <text:span text:style-name="Source_20_Text"><text:span text:style-name="T1">/etc/gshadow</text:span></text:span>. Por ejemplo:</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useradd -u 1000 -g users -G wheel,research -c "Jane Doe" jane</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jane /etc/passwd</text:p>
      <text:p text:style-name="P4">jane:x:1000:100:Jane Doe:/home/jane:/bin/bash</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jane /etc/shadow</text:p>
      <text:p text:style-name="P4">jane:!!:16003:0:99999:7:::</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jane /etc/group</text:p>
      <text:p text:style-name="P4">wheel:x:10:jane</text:p>
      <text:p text:style-name="P4">research:x:2000:jane</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grep jane /etc/gshadow</text:p>
      <text:p text:style-name="P4">wheel:::jane</text:p>
      <text:p text:style-name="P4">research:!::jane</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text:p>
      <text:p text:style-name="P12">Ten en cuenta que la cuenta aún no tiene una contraseña válida!</text:p>
      <text:p text:style-name="P12">Además, se crearía el archivo mail spool <text:span text:style-name="Source_20_Text"><text:span text:style-name="T1">/var/spool/mail/jane</text:span></text:span>, el directorio<text:span text:style-name="Source_20_Text"><text:span text:style-name="T1"> /home/jane</text:span></text:span> se crearía con permisos de sólo permitir el acceso al usuario <text:span text:style-name="Source_20_Text"><text:span text:style-name="T1">jane</text:span></text:span> y el contenido del directorio <text:span text:style-name="Source_20_Text"><text:span text:style-name="T1">/etc/skel</text:span></text:span> se copiaría en el directorio:</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var/spool/mail </text:p>
      <text:p text:style-name="P4"><text:soft-page-break/>jane root rpc sysadmin <text:s text:c="42"/></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home <text:s text:c="51"/></text:p>
      <text:p text:style-name="P4">jane sysadmin <text:s text:c="64"/></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a /home/jane <text:s text:c="43"/></text:p>
      <text:p text:style-name="P4">. <text:s/>.. <text:s/>.bash_logout <text:s/>.bashrc <text:s/>.profile <text:s/>.selected_editor <text:s text:c="21"/></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ls -a /etc/skel <text:s text:c="43"/></text:p>
      <text:p text:style-name="P4">. <text:s/>.. <text:s/>.bash_logout <text:s/>.bashrc <text:s/>.profile <text:s/>.selected_editor <text:s text:c="21"/></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text:p>
      <text:h text:style-name="Heading_20_2" text:outline-level="2">14.8 Elegir una Contraseña</text:h>
      <text:p text:style-name="P12">Elegir una buena contraseña no es una tarea fácil, pero es fundamental que se haga correctamente, ya que la seguridad de una cuenta (tal vez todo el sistema) puede verse comprometida. Escoger una buena contraseña es únicamente un comienzo; tienes que ser cuidadoso con tu contraseña para que otras personas no la puedan ver. Nunca debes decir a nadie tu contraseña y nunca dejes que alguien te vea escribir tu contraseña. Si quieres apuntar tu contraseña, entonces la debes guardar en un lugar seguro como una caja fuerte.</text:p>
      <text:p text:style-name="P12">¡Es fácil crear una mala contraseña! Si utilizas cualquier información en tu contraseña que tenga que ver contigo, entonces otras personas pueden llegar a conocerla o descubrir tal información, por lo tanto tu contraseña podría verse fácilmente comprometida. Tu contraseña nunca debe contener información sobre ti o alguien que conoces, tales como:</text:p>
      <text:list text:style-name="L8">
        <text:list-item>
          <text:p text:style-name="P17">nombre</text:p>
        </text:list-item>
        <text:list-item>
          <text:p text:style-name="P17">segundo nombre</text:p>
        </text:list-item>
        <text:list-item>
          <text:p text:style-name="P17">apellido</text:p>
        </text:list-item>
        <text:list-item>
          <text:p text:style-name="P17">cumpleaños</text:p>
        </text:list-item>
        <text:list-item>
          <text:p text:style-name="P17">teléfono</text:p>
        </text:list-item>
        <text:list-item>
          <text:p text:style-name="P17">nombres de mascotas</text:p>
        </text:list-item>
        <text:list-item>
          <text:p text:style-name="P17">licencia de conducir</text:p>
        </text:list-item>
        <text:list-item>
          <text:p text:style-name="P17">seguro social</text:p>
        </text:list-item>
      </text:list>
      <text:p text:style-name="P12">Hay numerosos factores a considerar al elegir una contraseña para una cuenta:</text:p>
      <text:list text:style-name="L9">
        <text:list-item>
          <text:p text:style-name="P19"><text:span text:style-name="Strong_20_Emphasis">Longitud</text:span>: El archivo <text:span text:style-name="Source_20_Text"><text:span text:style-name="T1">/etc/login.defs</text:span></text:span> permite al administrador especificar la longitud mínima de la contraseña. Aunque hay personas que consideran que una contraseña larga es mejor, esto no es realmente correcto. El problema con las contraseñas que son demasiado largas es que no se recuerdan fácilmente y, consecuentemente, la gente las apunta a menudo en un lugar donde pueden ser fácilmente encontradas y comprometidas.</text:p>
        </text:list-item>
        <text:list-item>
          <text:p text:style-name="P19"><text:span text:style-name="Strong_20_Emphasis">Composición</text:span>: Una buena contraseña debe estar compuesta por una combinación de caracteres alfabéticos, numéricos y simbólicos.</text:p>
        </text:list-item>
        <text:list-item>
          <text:p text:style-name="P19"><text:span text:style-name="Strong_20_Emphasis">Vigencia</text:span>: La cantidad de tiempo que una contraseña se puede utilizar como máximo debe ser limitada por varias razones:</text:p>
          <text:list>
            <text:list-item>
              <text:p text:style-name="P18"><text:soft-page-break/>Si una cuenta está comprometida y se limita el tiempo que la contraseña es válida, el intruso perderá el acceso puesto que eventualmente la contraseña se volverá invalidada.</text:p>
            </text:list-item>
            <text:list-item>
              <text:p text:style-name="P18">Si una cuenta no se usa, entonces se puede desactivar automáticamente cuando la contraseña no sea válida.</text:p>
            </text:list-item>
            <text:list-item>
              <text:p text:style-name="P18">Si los atacantes intentan atacar con «fuerza bruta» con cada contraseña posible, entonces la contraseña puede cambiarse antes de que el ataque tenga éxito.</text:p>
            </text:list-item>
          </text:list>
          <text:p text:style-name="P19">Sin embargo, el hecho de requerir a un usuario que cambie su contraseña a menudo podría plantear problemas de seguridad, incluyendo:</text:p>
          <text:list text:continue-numbering="true">
            <text:list-item>
              <text:p text:style-name="P18">La calidad de la contraseña que el usuario elija, podría ser inferior.</text:p>
            </text:list-item>
            <text:list-item>
              <text:p text:style-name="P18">El usuario puede empezar a apuntar su contraseña en papel, lo que aumenta la posibilidad de que la contraseña sea descubierta.</text:p>
            </text:list-item>
            <text:list-item>
              <text:p text:style-name="P18">Las cuentas de usuario rara vez utilizadas se pueden caducar y requierir atención administrativa para reiniciar.</text:p>
            </text:list-item>
          </text:list>
          <text:p text:style-name="P19">Las opiniones varían sobre la frecuencia con la que los usuarios deben ser forzados a cambiar sus contraseñas. Para cuentas muy sensibles, se recomienda cambiar las contraseñas con mayor frecuencia, como cada 30 días. Por otro lado, para cuentas no críticas sin ningún tipo de acceso a información sensible, hay menos necesidad de cambio frecuente. Para cuentas con mínimo riesgo, una vigencia razonable sería 90 días.</text:p>
        </text:list-item>
      </text:list>
      <text:h text:style-name="Heading_20_2" text:outline-level="2">14.9 Establecer una Contraseña de Usuario</text:h>
      <text:p text:style-name="P12">Existen varias formas de cambiar una contraseña de usuario: el usuario puede ejecutar el comando <text:span text:style-name="Source_20_Text"><text:span text:style-name="T1">passwd</text:span></text:span>, el administrador puede ejecutar el comando <text:span text:style-name="Source_20_Text"><text:span text:style-name="T1">passwd</text:span></text:span> proporcionando el nombre de usuario como argumento y las herramientas gráficas también están disponibles.</text:p>
      <text:p text:style-name="P12">El administrador puede utilizar el comando <text:span text:style-name="Source_20_Text"><text:span text:style-name="T1">passwd</text:span></text:span> para cambiar la contraseña de la cuenta o establecer una contraseña inicial. Por ejemplo, si el administrador hubiera creado la cuenta <text:span text:style-name="Source_20_Text"><text:span text:style-name="T1">jane</text:span></text:span>, entonces ejecutando <text:span text:style-name="Source_20_Text"><text:span text:style-name="T1">passwd jane</text:span></text:span> proporcionaría al administrador un prompt para configurar la contraseña para <text:span text:style-name="Source_20_Text"><text:span text:style-name="T1">jane</text:span></text:span>. Si se completa con éxito, el archivo <text:span text:style-name="Source_20_Text"><text:span text:style-name="T1">/etc/shadow</text:span></text:span> se actualizará con la nueva contraseña del usuario.</text:p>
      <text:p text:style-name="P12">Mientras que los usuarios regulares deben seguir muchas reglas de contraseña, el usuario root solo debe seguir una regla: la contraseña no se puede dejar en blanco. Todas otras reglas de contraseña que el usuario root no cumpla, simplemente resultarán en una advertencia que se imprime a la pantalla y la regla no se aplica:</text:p>
      <text:p text:style-name="P2"><text:span text:style-name="Strong_20_Emphasis"><text:span text:style-name="T2">root@localhost</text:span></text:span><text:span text:style-name="Strong_20_Emphasis">:</text:span><text:span text:style-name="Strong_20_Emphasis"><text:span text:style-name="T3">~</text:span></text:span><text:span text:style-name="Strong_20_Emphasis">#</text:span> passwd jane <text:s text:c="48"/></text:p>
      <text:p text:style-name="P4">Enter new UNIX password: </text:p>
      <text:p text:style-name="P4">BAD PASSWORD: it is WAY to short</text:p>
      <text:p text:style-name="P4">BAD PASSWORD: is too simple <text:s text:c="50"/></text:p>
      <text:p text:style-name="P4">Retype new UNIX password: <text:s text:c="52"/></text:p>
      <text:p text:style-name="P4">passwd: password updated successfully <text:s/></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text:p>
      <text:p text:style-name="P12">Suponiendo que el administrador estableció una contraseña para una cuenta de usuario, el usuario puede entonces iniciar sesión con el nombre de cuenta y la contraseña. Cuando el usuario abre una <text:soft-page-break/>terminal, puede ejecutar el comando <text:span text:style-name="Source_20_Text"><text:span text:style-name="T1">passwd</text:span></text:span> sin argumentos para cambiar su propia contraseña. Se le pide su contraseña actual y luego se pedirá que introduzca la nueva contraseña dos veces.</text:p>
      <text:p text:style-name="P12">Para un usuario común puede ser difícil establecer una contraseña válida, porque debe seguir todas las reglas para la contraseña. El usuario normalmente tiene tres intentos para proporcionar una contraseña válida antes de que el comando <text:span text:style-name="Source_20_Text"><text:span text:style-name="T1">passwd</text:span></text:span> salga con un error.</text:p>
      <text:p text:style-name="P12">Con los privilegios del usuario root, las contraseñas encriptadas y otra información relacionada a la contraseña puede verse consultando el archivo <text:span text:style-name="Source_20_Text"><text:span text:style-name="T1">/etc/shadow</text:span></text:span>. Hay que recordar que los usuarios normales no pueden ver el contenido de este archivo.</text:p>
      <text:h text:style-name="Heading_20_2" text:outline-level="2">14.10 Usando el Comando chage</text:h>
      <text:p text:style-name="P12">Aunque no aparezca como un comando que deber saber según los objetivos del curso, el comando <text:span text:style-name="Source_20_Text"><text:span text:style-name="T1">chage</text:span></text:span> ofrece muchas opciones para la gestión de la información de vencimiento de contraseña que se encuentra en el archivo <text:span text:style-name="Source_20_Text"><text:span text:style-name="T1">/etc/shadow</text:span></text:span>.</text:p>
      <text:p text:style-name="P12">Aquí está un resumen de las opciones de <text:span text:style-name="Source_20_Text"><text:span text:style-name="T1">chage</text:span></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10">Opción corta</text:p>
            </table:table-cell>
            <table:table-cell table:style-name="Tabla3.A1" office:value-type="string">
              <text:p text:style-name="P10">Opción larga</text:p>
            </table:table-cell>
            <table:table-cell table:style-name="Tabla3.A1" office:value-type="string">
              <text:p text:style-name="P10">Descripción</text:p>
            </table:table-cell>
          </table:table-row>
        </table:table-header-rows>
        <table:table-row>
          <table:table-cell table:style-name="Tabla3.A2" office:value-type="string">
            <text:p text:style-name="P5"><text:span text:style-name="Source_20_Text"><text:span text:style-name="T1">-l</text:span></text:span></text:p>
          </table:table-cell>
          <table:table-cell table:style-name="Tabla3.A2" office:value-type="string">
            <text:p text:style-name="P5"><text:span text:style-name="Source_20_Text"><text:span text:style-name="T1">--list</text:span></text:span></text:p>
          </table:table-cell>
          <table:table-cell table:style-name="Tabla3.A2" office:value-type="string">
            <text:p text:style-name="P5">Listar la información de vencimiento de la cuenta</text:p>
          </table:table-cell>
        </table:table-row>
        <table:table-row>
          <table:table-cell table:style-name="Tabla3.A2" office:value-type="string">
            <text:p text:style-name="P5"><text:span text:style-name="Source_20_Text"><text:span text:style-name="T1">-d LAST_DAY</text:span></text:span></text:p>
          </table:table-cell>
          <table:table-cell table:style-name="Tabla3.A2" office:value-type="string">
            <text:p text:style-name="P5"><text:span text:style-name="Source_20_Text"><text:span text:style-name="T1">--lastday LAST_DAY</text:span></text:span></text:p>
          </table:table-cell>
          <table:table-cell table:style-name="Tabla3.A2" office:value-type="string">
            <text:p text:style-name="P5">Fijar la fecha del último cambio de contraseña a <text:span text:style-name="Source_20_Text"><text:span text:style-name="T1">LAST_DAY</text:span></text:span></text:p>
          </table:table-cell>
        </table:table-row>
        <table:table-row>
          <table:table-cell table:style-name="Tabla3.A2" office:value-type="string">
            <text:p text:style-name="P5"><text:span text:style-name="Source_20_Text"><text:span text:style-name="T1">-E EXPIRE_DATE</text:span></text:span></text:p>
          </table:table-cell>
          <table:table-cell table:style-name="Tabla3.A2" office:value-type="string">
            <text:p text:style-name="P5"><text:span text:style-name="Source_20_Text"><text:span text:style-name="T1">--expiredate EXPIRE_DATE</text:span></text:span></text:p>
          </table:table-cell>
          <table:table-cell table:style-name="Tabla3.A2" office:value-type="string">
            <text:p text:style-name="P5">Configurar cuenta para que expire el <text:span text:style-name="Source_20_Text"><text:span text:style-name="T1">EXPIRE_DATE</text:span></text:span></text:p>
          </table:table-cell>
        </table:table-row>
        <table:table-row>
          <table:table-cell table:style-name="Tabla3.A2" office:value-type="string">
            <text:p text:style-name="P5"><text:span text:style-name="Source_20_Text"><text:span text:style-name="T1">-h</text:span></text:span></text:p>
          </table:table-cell>
          <table:table-cell table:style-name="Tabla3.A2" office:value-type="string">
            <text:p text:style-name="P5"><text:span text:style-name="Source_20_Text"><text:span text:style-name="T1">--help</text:span></text:span></text:p>
          </table:table-cell>
          <table:table-cell table:style-name="Tabla3.A2" office:value-type="string">
            <text:p text:style-name="P5">Mostrar la ayuda para <text:span text:style-name="Source_20_Text"><text:span text:style-name="T1">chage</text:span></text:span></text:p>
          </table:table-cell>
        </table:table-row>
        <table:table-row>
          <table:table-cell table:style-name="Tabla3.A2" office:value-type="string">
            <text:p text:style-name="P5"><text:span text:style-name="Source_20_Text"><text:span text:style-name="T1">-I INACTIVE</text:span></text:span></text:p>
          </table:table-cell>
          <table:table-cell table:style-name="Tabla3.A2" office:value-type="string">
            <text:p text:style-name="P5"><text:span text:style-name="Source_20_Text"><text:span text:style-name="T1">--inactive INACTIVE</text:span></text:span></text:p>
          </table:table-cell>
          <table:table-cell table:style-name="Tabla3.A2" office:value-type="string">
            <text:p text:style-name="P5">Configurar la cuenta para permitir acceso <text:span text:style-name="Source_20_Text"><text:span text:style-name="T1">INACTIVE</text:span></text:span> días después de que la contraseña caduque.</text:p>
          </table:table-cell>
        </table:table-row>
        <table:table-row>
          <table:table-cell table:style-name="Tabla3.A2" office:value-type="string">
            <text:p text:style-name="P5"><text:span text:style-name="Source_20_Text"><text:span text:style-name="T1">-m MIN_DAYS</text:span></text:span></text:p>
          </table:table-cell>
          <table:table-cell table:style-name="Tabla3.A2" office:value-type="string">
            <text:p text:style-name="P5"><text:span text:style-name="Source_20_Text"><text:span text:style-name="T1">--mindays MIN_DAYS</text:span></text:span></text:p>
          </table:table-cell>
          <table:table-cell table:style-name="Tabla3.A2" office:value-type="string">
            <text:p text:style-name="P5">Definir el número mínimo de días antes de que se pueda cambiar la contraseña a <text:span text:style-name="Source_20_Text"><text:span text:style-name="T1">MIN_DAY</text:span></text:span></text:p>
          </table:table-cell>
        </table:table-row>
        <table:table-row>
          <table:table-cell table:style-name="Tabla3.A2" office:value-type="string">
            <text:p text:style-name="P5"><text:span text:style-name="Source_20_Text"><text:span text:style-name="T1">-M MAX_DAYS</text:span></text:span></text:p>
          </table:table-cell>
          <table:table-cell table:style-name="Tabla3.A2" office:value-type="string">
            <text:p text:style-name="P5"><text:span text:style-name="Source_20_Text"><text:span text:style-name="T1">--maxdays MAX_DAYS</text:span></text:span></text:p>
          </table:table-cell>
          <table:table-cell table:style-name="Tabla3.A2" office:value-type="string">
            <text:p text:style-name="P5">Definir el número máximo de días antes de que se pueda cambiar la contraseña a <text:span text:style-name="Source_20_Text"><text:span text:style-name="T1">MAX_DAY</text:span></text:span></text:p>
          </table:table-cell>
        </table:table-row>
        <table:table-row>
          <table:table-cell table:style-name="Tabla3.A2" office:value-type="string">
            <text:p text:style-name="P5"><text:span text:style-name="Source_20_Text"><text:span text:style-name="T1">-W WARN_DAYS</text:span></text:span></text:p>
          </table:table-cell>
          <table:table-cell table:style-name="Tabla3.A2" office:value-type="string">
            <text:p text:style-name="P5"><text:span text:style-name="Source_20_Text"><text:span text:style-name="T1">--warndays WARN_DAYS</text:span></text:span></text:p>
          </table:table-cell>
          <table:table-cell table:style-name="Tabla3.A2" office:value-type="string">
            <text:p text:style-name="P5">Establecer el número de días antes de que caduque una contraseña para mostrar una advertencia a <text:span text:style-name="Source_20_Text"><text:span text:style-name="T1">WARN_DAYS</text:span></text:span></text:p>
          </table:table-cell>
        </table:table-row>
      </table:table>
      <text:p text:style-name="P12">Un buen ejemplo del comando <text:span text:style-name="Source_20_Text"><text:span text:style-name="T1">chage</text:span></text:span> sería cambiar el número máximo de días para la validez de la contraseña de una persona a 60 días:</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 chage -M 60 jane</text:p>
      <text:h text:style-name="Heading_20_2" text:outline-level="2"><text:soft-page-break/><text:line-break/>14.11 Modificar un Usuario</text:h>
      <text:p text:style-name="P12">Antes de hacer cambios a una cuenta de usuario, debes entender que algunos comandos no modificarán con éxito una cuenta de usuario si el usuario está actualmente conectado (como por ejemplo cambiando su nombre de usuario del inicio de la sesión).</text:p>
      <text:p text:style-name="P12">Otros cambios que podrías hacer no serán efectivos si el usuario está conectado, sino será efectivo tan pronto como el usuario cierre sesión y luego inicie sesión de nuevo. Por ejemplo, si vas a modificar las membresías de los grupos, entonces las nuevas membresías estarán disponibles para el usuario hasta la próxima vez que el usuario inicie sesión.</text:p>
      <text:p text:style-name="P12">En cualquier caso, es útil saber cómo utilizar los comandos <text:span text:style-name="Source_20_Text"><text:span text:style-name="T1">who</text:span></text:span> , <text:span text:style-name="Source_20_Text"><text:span text:style-name="T1">w</text:span></text:span> y <text:span text:style-name="Source_20_Text"><text:span text:style-name="T1">last</text:span></text:span>, para que puedas saber quién está conectado en el sistema, ya que esto puede afectar los cambios que quieres hacer a un usuario.</text:p>
      <text:p text:style-name="P12">Los comandos <text:span text:style-name="Source_20_Text"><text:span text:style-name="T1">who</text:span></text:span> y <text:span text:style-name="Source_20_Text"><text:span text:style-name="T1">w</text:span></text:span> los vimos en el capítulo anterior. Ambos comandos te permiten ver quién está actualmente conectado en el sistema. El comando <text:span text:style-name="Source_20_Text"><text:span text:style-name="T1">w</text:span></text:span> es el más detallado de los dos, ya que muestra información de tiempo de actividad y carga del sistema, así como qué procesos está ejecutando cada usuario.</text:p>
      <text:p text:style-name="P12">El comando <text:span text:style-name="Source_20_Text"><text:span text:style-name="T1">last</text:span></text:span> es ligeramente diferente de los comandos <text:span text:style-name="Source_20_Text"><text:span text:style-name="T1">who</text:span></text:span> y <text:span text:style-name="Source_20_Text"><text:span text:style-name="T1">w</text:span></text:span>. Por defecto, también muestra el nombre de usuario, terminal y ubicación del inicio de la sesión, no sólo de las sesiones actuales iniciadas en el sistema, sino las sesiones anteriores también. A diferencia de los comandos <text:span text:style-name="Source_20_Text"><text:span text:style-name="T1">who</text:span></text:span> y <text:span text:style-name="Source_20_Text"><text:span text:style-name="T1">w</text:span></text:span>, mostrará la fecha y hora en la que el usuario inició la sesión. Si el usuario cerró la sesión del sistema, entonces se mostrará el tiempo total de conexión o se mostrará "still logged in" (o «sigue conectado» en español).</text:p>
      <text:p text:style-name="P12">El comando <text:span text:style-name="Source_20_Text"><text:span text:style-name="T1">last</text:span></text:span> lee la historia completa de la sesión desde el archivo <text:span text:style-name="Source_20_Text"><text:span text:style-name="T1">/var/log/wtmp</text:span></text:span> y muestra todos los inicios de sesión y los reinicios por defecto. Un detalle interesante de los registros de reinicio es que se muestra la versión del kernel Linux que fue arrancado en lugar de la ubicación del inicio de la sesión.</text:p>
      <text:p text:style-name="P12">Proporcionando un nombre de usuario o un nombre de <text:span text:style-name="Source_20_Text"><text:span text:style-name="T1">tty</text:span></text:span> (terminal) como argumento, el comando sólo mostrará los registros que coincidan con ese nombre. Si necesitas averiguar quién se conectó a partir de una determinada fecha y hora, el comando <text:span text:style-name="Source_20_Text"><text:span text:style-name="T1">last</text:span></text:span> lo puede mostrar, si utilizas la opción <text:span text:style-name="Source_20_Text"><text:span text:style-name="T1">-t</text:span></text:span> para especificar tal fecha y hora.</text:p>
      <text:h text:style-name="Heading_20_2" text:outline-level="2">14.11.1 El Comando usermod</text:h>
      <text:p text:style-name="P12">El comando <text:span text:style-name="Source_20_Text"><text:span text:style-name="T1">usermod</text:span></text:span> ofrece muchas opciones para modificar una cuenta de usuario existente. Observa que la mayoría de estas opciones también están disponible con el comando <text:span text:style-name="Source_20_Text"><text:span text:style-name="T1">useradd</text:span></text:span> en el momento de crear la cuenta. La siguiente tabla proporciona un resumen de las opciones <text:span text:style-name="Source_20_Text"><text:span text:style-name="T1">usermod</text:span></text:span>:</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10">Opción corta</text:p>
            </table:table-cell>
            <table:table-cell table:style-name="Tabla4.A1" office:value-type="string">
              <text:p text:style-name="P10">Opción larga</text:p>
            </table:table-cell>
            <table:table-cell table:style-name="Tabla4.A1" office:value-type="string">
              <text:p text:style-name="P10">Descripción</text:p>
            </table:table-cell>
          </table:table-row>
        </table:table-header-rows>
        <table:table-row>
          <table:table-cell table:style-name="Tabla4.A2" office:value-type="string">
            <text:p text:style-name="P5"><text:span text:style-name="Source_20_Text"><text:span text:style-name="T1">-c</text:span></text:span></text:p>
          </table:table-cell>
          <table:table-cell table:style-name="Tabla4.A2" office:value-type="string">
            <text:p text:style-name="P5"><text:span text:style-name="Source_20_Text"><text:span text:style-name="T1">COMMENT</text:span></text:span></text:p>
          </table:table-cell>
          <table:table-cell table:style-name="Tabla4.A2" office:value-type="string">
            <text:p text:style-name="P5">Establecer el valor del campo GECOS o comentario a <text:span text:style-name="Source_20_Text"><text:span text:style-name="T1">COMMENT</text:span></text:span>.</text:p>
          </table:table-cell>
        </table:table-row>
        <text:soft-page-break/>
        <table:table-row>
          <table:table-cell table:style-name="Tabla4.A2" office:value-type="string">
            <text:p text:style-name="P5"><text:span text:style-name="Source_20_Text"><text:span text:style-name="T1">-d HOME_DIR</text:span></text:span></text:p>
          </table:table-cell>
          <table:table-cell table:style-name="Tabla4.A2" office:value-type="string">
            <text:p text:style-name="P5"><text:span text:style-name="Source_20_Text"><text:span text:style-name="T1">--home HOME_DIR</text:span></text:span></text:p>
          </table:table-cell>
          <table:table-cell table:style-name="Tabla4.A2" office:value-type="string">
            <text:p text:style-name="P5">Establecer un nuevo directorio home para el usuario.</text:p>
          </table:table-cell>
        </table:table-row>
        <table:table-row>
          <table:table-cell table:style-name="Tabla4.A2" office:value-type="string">
            <text:p text:style-name="P5"><text:span text:style-name="Source_20_Text"><text:span text:style-name="T1">-e EXPIRE_DATE</text:span></text:span></text:p>
          </table:table-cell>
          <table:table-cell table:style-name="Tabla4.A2" office:value-type="string">
            <text:p text:style-name="P5"><text:span text:style-name="Source_20_Text"><text:span text:style-name="T1">--expiredate EXPIRE_DATE</text:span></text:span></text:p>
          </table:table-cell>
          <table:table-cell table:style-name="Tabla4.A2" office:value-type="string">
            <text:p text:style-name="P5">Configurar la fecha de caducidad de la cuenta a <text:span text:style-name="Source_20_Text"><text:span text:style-name="T1">EXPIRE_DATE</text:span></text:span>.</text:p>
          </table:table-cell>
        </table:table-row>
        <table:table-row>
          <table:table-cell table:style-name="Tabla4.A2" office:value-type="string">
            <text:p text:style-name="P5"><text:span text:style-name="Source_20_Text"><text:span text:style-name="T1">-f INACTIVE</text:span></text:span></text:p>
          </table:table-cell>
          <table:table-cell table:style-name="Tabla4.A2" office:value-type="string">
            <text:p text:style-name="P5"><text:span text:style-name="Source_20_Text"><text:span text:style-name="T1">--inactive INACTIVE</text:span></text:span></text:p>
          </table:table-cell>
          <table:table-cell table:style-name="Tabla4.A2" office:value-type="string">
            <text:p text:style-name="P5">Configurar la cuenta para permitir acceso <text:span text:style-name="Source_20_Text"><text:span text:style-name="T1">INACTIVE</text:span></text:span> días después de que la contraseña caduque.</text:p>
          </table:table-cell>
        </table:table-row>
        <table:table-row>
          <table:table-cell table:style-name="Tabla4.A2" office:value-type="string">
            <text:p text:style-name="P5"><text:span text:style-name="Source_20_Text"><text:span text:style-name="T1">-g GROUP</text:span></text:span></text:p>
          </table:table-cell>
          <table:table-cell table:style-name="Tabla4.A2" office:value-type="string">
            <text:p text:style-name="P5"><text:span text:style-name="Source_20_Text"><text:span text:style-name="T1">--gid GROUP</text:span></text:span></text:p>
          </table:table-cell>
          <table:table-cell table:style-name="Tabla4.A2" office:value-type="string">
            <text:p text:style-name="P5">Establecer <text:span text:style-name="Source_20_Text"><text:span text:style-name="T1">GROUP</text:span></text:span> como grupo primario.</text:p>
          </table:table-cell>
        </table:table-row>
        <table:table-row>
          <table:table-cell table:style-name="Tabla4.A2" office:value-type="string">
            <text:p text:style-name="P5"><text:span text:style-name="Source_20_Text"><text:span text:style-name="T1">-G GROUPS</text:span></text:span></text:p>
          </table:table-cell>
          <table:table-cell table:style-name="Tabla4.A2" office:value-type="string">
            <text:p text:style-name="P5"><text:span text:style-name="Source_20_Text"><text:span text:style-name="T1">--groups GROUPS</text:span></text:span></text:p>
          </table:table-cell>
          <table:table-cell table:style-name="Tabla4.A2" office:value-type="string">
            <text:p text:style-name="P5">Establecer grupos adicionales a una lista especificada en <text:span text:style-name="Source_20_Text"><text:span text:style-name="T1">GROUPS</text:span></text:span>.</text:p>
          </table:table-cell>
        </table:table-row>
        <table:table-row>
          <table:table-cell table:style-name="Tabla4.A2" office:value-type="string">
            <text:p text:style-name="P5"><text:span text:style-name="Source_20_Text"><text:span text:style-name="T1">-a</text:span></text:span></text:p>
          </table:table-cell>
          <table:table-cell table:style-name="Tabla4.A2" office:value-type="string">
            <text:p text:style-name="P5"><text:span text:style-name="Source_20_Text"><text:span text:style-name="T1">--append</text:span></text:span></text:p>
          </table:table-cell>
          <table:table-cell table:style-name="Tabla4.A2" office:value-type="string">
            <text:p text:style-name="P5">Añadir grupos adicionales del usuario especificados por <text:span text:style-name="Source_20_Text"><text:span text:style-name="T1">-G</text:span></text:span>.</text:p>
          </table:table-cell>
        </table:table-row>
        <table:table-row>
          <table:table-cell table:style-name="Tabla4.A2" office:value-type="string">
            <text:p text:style-name="P5"><text:span text:style-name="Source_20_Text"><text:span text:style-name="T1">-h</text:span></text:span></text:p>
          </table:table-cell>
          <table:table-cell table:style-name="Tabla4.A2" office:value-type="string">
            <text:p text:style-name="P5"><text:span text:style-name="Source_20_Text"><text:span text:style-name="T1">--help</text:span></text:span></text:p>
          </table:table-cell>
          <table:table-cell table:style-name="Tabla4.A2" office:value-type="string">
            <text:p text:style-name="P5">Mostrar la ayuda para <text:span text:style-name="Source_20_Text"><text:span text:style-name="T1">usermod</text:span></text:span>.</text:p>
          </table:table-cell>
        </table:table-row>
        <table:table-row>
          <table:table-cell table:style-name="Tabla4.A2" office:value-type="string">
            <text:p text:style-name="P5"><text:span text:style-name="Source_20_Text"><text:span text:style-name="T1">-l NEW_LOGIN</text:span></text:span></text:p>
          </table:table-cell>
          <table:table-cell table:style-name="Tabla4.A2" office:value-type="string">
            <text:p text:style-name="P5"><text:span text:style-name="Source_20_Text"><text:span text:style-name="T1">--login NEW_LOGIN</text:span></text:span></text:p>
          </table:table-cell>
          <table:table-cell table:style-name="Tabla4.A2" office:value-type="string">
            <text:p text:style-name="P5">Cambiar el nombre de inicio de sesión del usuario.</text:p>
          </table:table-cell>
        </table:table-row>
        <table:table-row>
          <table:table-cell table:style-name="Tabla4.A2" office:value-type="string">
            <text:p text:style-name="P5"><text:span text:style-name="Source_20_Text"><text:span text:style-name="T1">-L</text:span></text:span></text:p>
          </table:table-cell>
          <table:table-cell table:style-name="Tabla4.A2" office:value-type="string">
            <text:p text:style-name="P5"><text:span text:style-name="Source_20_Text"><text:span text:style-name="T1">--lock</text:span></text:span></text:p>
          </table:table-cell>
          <table:table-cell table:style-name="Tabla4.A2" office:value-type="string">
            <text:p text:style-name="P5">Bloquear la cuenta de usuario.</text:p>
          </table:table-cell>
        </table:table-row>
        <table:table-row>
          <table:table-cell table:style-name="Tabla4.A2" office:value-type="string">
            <text:p text:style-name="P5"><text:span text:style-name="Source_20_Text"><text:span text:style-name="T1">-s SHELL</text:span></text:span></text:p>
          </table:table-cell>
          <table:table-cell table:style-name="Tabla4.A2" office:value-type="string">
            <text:p text:style-name="P5"><text:span text:style-name="Source_20_Text"><text:span text:style-name="T1">--shell SHELL</text:span></text:span></text:p>
          </table:table-cell>
          <table:table-cell table:style-name="Tabla4.A2" office:value-type="string">
            <text:p text:style-name="P5">Especificar el shell de inicio de sesión para la cuenta.</text:p>
          </table:table-cell>
        </table:table-row>
        <table:table-row>
          <table:table-cell table:style-name="Tabla4.A2" office:value-type="string">
            <text:p text:style-name="P5"><text:span text:style-name="Source_20_Text"><text:span text:style-name="T1">-u NEW_UID</text:span></text:span></text:p>
          </table:table-cell>
          <table:table-cell table:style-name="Tabla4.A2" office:value-type="string">
            <text:p text:style-name="P5"><text:span text:style-name="Source_20_Text"><text:span text:style-name="T1">--uid NEW_UID</text:span></text:span></text:p>
          </table:table-cell>
          <table:table-cell table:style-name="Tabla4.A2" office:value-type="string">
            <text:p text:style-name="P5">Especificarque el UID del usuario sea <text:span text:style-name="Source_20_Text"><text:span text:style-name="T1">NEW_UID</text:span></text:span>.</text:p>
          </table:table-cell>
        </table:table-row>
        <table:table-row>
          <table:table-cell table:style-name="Tabla4.A2" office:value-type="string">
            <text:p text:style-name="P5"><text:span text:style-name="Source_20_Text"><text:span text:style-name="T1">-U</text:span></text:span></text:p>
          </table:table-cell>
          <table:table-cell table:style-name="Tabla4.A2" office:value-type="string">
            <text:p text:style-name="P5"><text:span text:style-name="Source_20_Text"><text:span text:style-name="T1">--unlock</text:span></text:span></text:p>
          </table:table-cell>
          <table:table-cell table:style-name="Tabla4.A2" office:value-type="string">
            <text:p text:style-name="P8">Desbloquear la cuenta de usuario.</text:p>
          </table:table-cell>
        </table:table-row>
      </table:table>
      <text:p text:style-name="P12">Varias de estas opciones son importantes debido a la forma en la que afectan la administración de usuarios. Puede ser muy complicado cambiar el UID del usuario con la opción <text:span text:style-name="Source_20_Text"><text:span text:style-name="T1">-u</text:span></text:span>, ya que los archivos pertenecientes al usuario quedarán huérfanos. Por otra parte, especificando un nuevo nombre de inicio de sesión para el usuario con la opción <text:span text:style-name="Source_20_Text"><text:span text:style-name="T1">-l</text:span></text:span> no resulta en archivos huérfanos.</text:p>
      <text:p text:style-name="P12">Borrar un usuario con el comando <text:span text:style-name="Source_20_Text"><text:span text:style-name="T1">userdel</text:span></text:span> (véase la sección siguiente) puede resultar en archivos huérfanos o eliminados del usuario del sistema. En vez de eliminar la cuenta, otra opción es bloquear la cuenta con la opción <text:span text:style-name="Source_20_Text"><text:span text:style-name="T1">-L</text:span></text:span> del comando <text:span text:style-name="Source_20_Text"><text:span text:style-name="T1">usermod</text:span></text:span>. El bloqueo de una cuenta evita que la cuenta se utilice, pero sigue siendo propietario de los archivos.</text:p>
      <text:p text:style-name="P12">Hay algunas cosas importantes que debes saber sobre el manejo de los grupos suplementarios. Si utilizas la opción <text:span text:style-name="Source_20_Text"><text:span text:style-name="T1">-G</text:span></text:span> sin la opción <text:span text:style-name="Source_20_Text"><text:span text:style-name="T1">-a</text:span></text:span>, debes listar todos los grupos a los que perteneciera el usuario. Usando solamente la opción <text:span text:style-name="Source_20_Text"><text:span text:style-name="T1">-G</text:span></text:span> puede accidentalmente quitar un usuario de todos los anteriores grupos suplementarios a los que pertenece.</text:p>
      <text:p text:style-name="P12">Si utilizas la opción <text:span text:style-name="Source_20_Text"><text:span text:style-name="T1">-a</text:span></text:span> sin la opción <text:span text:style-name="Source_20_Text"><text:span text:style-name="T1">-G</text:span></text:span>, solamente tienes que listar los grupos nuevos a los que perteneciera el usuario. Por ejemplo, si el usuario jane pertenece actualmente a los <text:soft-page-break/>grupos <text:span text:style-name="Source_20_Text"><text:span text:style-name="T1">wheel</text:span></text:span> y <text:span text:style-name="Source_20_Text"><text:span text:style-name="T1">research</text:span></text:span>, entonces para agregar su cuenta al grupo de desarrollo, ejecuta el siguiente comando:</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 usermod -aG development jane</text:p>
      <text:h text:style-name="Heading_20_2" text:outline-level="2">14.12 Eliminar a un Usuario</text:h>
      <text:p text:style-name="P12">Cuando eliminas una cuenta de usuario, también necesitas decidir si quieres eliminar el directorio home del usuario. Los archivos del usuario pueden ser importantes para tu organización, e incluso, puede que existan requisitos legales para mantener los datos durante un cierto periodo de tiempo, así que ten cuidado de no tomar esta decisión a la ligera. También, a menos que hayas hecho copias de seguridad de los datos, una vez que ejecutes el comando para borrar al usuario y sus archivos, tal acción no se puede revertir.</text:p>
      <text:p text:style-name="P12">Para eliminar al usuario <text:span text:style-name="Source_20_Text"><text:span text:style-name="T1">jane</text:span></text:span> sin eliminar el directorio home del usuario (<text:span text:style-name="Source_20_Text"><text:span text:style-name="T1">/home/jane</text:span></text:span>) se puede ejecutar:</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 userdel jane</text:p>
      <text:p text:style-name="P12">Ten en cuenta que borrar un usuario sin borrar su directorio home significa que los archivos del directorio home del usuario son ahora huérfanos y estos archivos serán propiedad únicamente de sus previos UID y GID.</text:p>
      <text:p text:style-name="P12">Para eliminar al usuario <text:span text:style-name="Source_20_Text"><text:span text:style-name="T1">jane</text:span></text:span> y borrar el directorio <text:span text:style-name="Source_20_Text"><text:span text:style-name="T1">/home/jane</text:span></text:span>, utiliza la opción <text:span text:style-name="Source_20_Text"><text:span text:style-name="T1">-r</text:span></text:span>:</text:p>
      <text:p text:style-name="P1"><text:span text:style-name="Strong_20_Emphasis"><text:span text:style-name="T2">root@localhost</text:span></text:span><text:span text:style-name="Strong_20_Emphasis">:</text:span><text:span text:style-name="Strong_20_Emphasis"><text:span text:style-name="T3">~</text:span></text:span><text:span text:style-name="Strong_20_Emphasis">#</text:span> userdel -r jane</text:p>
      <text:p text:style-name="P13"><text:span text:style-name="Strong_20_Emphasis"><text:span text:style-name="T4">ADVERTENCIA</text:span></text:span><text:span text:style-name="T4">: El comando anterior solo borra los archivos del usuario en su directorio home y mail spool. Si el usuario posee otros archivos fuera de su directorio, los archivos seguirán existiendo como archivos huérfanos.</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08:24:47.429827724</meta:creation-date>
    <meta:generator>LibreOffice/24.2.0.3$Linux_X86_64 LibreOffice_project/da48488a73ddd66ea24cf16bbc4f7b9c08e9bea1</meta:generator>
    <dc:date>2024-02-28T14:35:00.547496805</dc:date>
    <meta:editing-duration>PT2H47M57S</meta:editing-duration>
    <meta:editing-cycles>8</meta:editing-cycles>
    <meta:document-statistic meta:table-count="4" meta:image-count="0" meta:object-count="0" meta:page-count="19" meta:paragraph-count="385" meta:word-count="6498" meta:character-count="40937" meta:non-whitespace-character-count="34308"/>
  </office:meta>
</office:document-meta>
</file>